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2B4900000A519885FD7C2A6ACCF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3.13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7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efault" style:data-style-name="N4">
      <style:text-properties fo:color="#000000"/>
    </style:style>
    <style:style style:name="ce11" style:family="table-cell" style:parent-style-name="Default" style:data-style-name="N3">
      <style:text-properties fo:color="#000000"/>
    </style:style>
    <style:style style:name="ce1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Vírgula" style:data-style-name="N4">
      <style:table-cell-properties fo:border-bottom="none" fo:border-left="0.06pt solid #000000" fo:border-right="0.06pt solid #000000" fo:border-top="0.06pt solid #000000"/>
      <style:text-properties fo:color="#000000"/>
    </style:style>
    <style:style style:name="ce14" style:family="table-cell" style:parent-style-name="Vírgula" style:data-style-name="N4">
      <style:table-cell-properties fo:border-bottom="none" fo:border-left="0.06pt solid #000000" fo:border-right="0.06pt solid #000000" fo:border-top="none"/>
      <style:text-properties fo:color="#000000"/>
    </style:style>
    <style:style style:name="ce15" style:family="table-cell" style:parent-style-name="Vírgula" style:data-style-name="N4">
      <style:table-cell-properties fo:border-bottom="0.06pt solid #000000" fo:border-left="0.06pt solid #000000" fo:border-right="0.06pt solid #000000" fo:border-top="none"/>
      <style:text-properties fo:color="#000000"/>
    </style:style>
    <style:style style:name="ce16" style:family="table-cell" style:parent-style-name="Vírgula" style:data-style-name="N4">
      <style:table-cell-properties fo:border="0.06pt solid #000000" style:vertical-align="middle"/>
      <style:text-properties fo:color="#000000" fo:font-weight="bold" style:font-weight-asian="bold" style:font-weight-complex="bold"/>
    </style:style>
    <style:style style:name="ce17" style:family="table-cell" style:parent-style-name="Vírgula" style:data-style-name="N4">
      <style:table-cell-properties fo:border-bottom="none" fo:border-left="0.06pt solid #000000" fo:border-right="0.06pt solid #000000" fo:border-top="none" style:vertical-align="middle"/>
      <style:text-properties fo:color="#000000"/>
    </style:style>
    <style:style style:name="ce18" style:family="table-cell" style:parent-style-name="Vírgula" style:data-style-name="N4">
      <style:table-cell-properties fo:border="0.06pt solid #000000"/>
      <style:text-properties fo:color="#000000"/>
    </style:style>
    <style:style style:name="ce19" style:family="table-cell" style:parent-style-name="Default" style:data-style-name="N113">
      <style:text-properties fo:color="#000000"/>
    </style:style>
    <style:style style:name="ce20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Vírgula" style:data-style-name="N4">
      <style:table-cell-properties fo:border-bottom="none" fo:border-left="0.06pt solid #000000" fo:border-right="none" fo:border-top="0.06pt solid #000000"/>
      <style:text-properties fo:color="#000000"/>
    </style:style>
    <style:style style:name="ce22" style:family="table-cell" style:parent-style-name="Vírgula" style:data-style-name="N4">
      <style:table-cell-properties fo:border-bottom="none" fo:border-left="0.06pt solid #000000" fo:border-right="none" fo:border-top="none"/>
      <style:text-properties fo:color="#000000"/>
    </style:style>
    <style:style style:name="ce23" style:family="table-cell" style:parent-style-name="Vírgula" style:data-style-name="N4">
      <style:table-cell-properties fo:border-bottom="0.06pt solid #000000" fo:border-left="0.06pt solid #000000" fo:border-right="none" fo:border-top="none"/>
      <style:text-properties fo:color="#000000"/>
    </style:style>
    <style:style style:name="ce24" style:family="table-cell" style:parent-style-name="Vírgula" style:data-style-name="N4">
      <style:table-cell-properties fo:border-bottom="0.06pt solid #0000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25" style:family="table-cell" style:parent-style-name="Vírgula" style:data-style-name="N4">
      <style:table-cell-properties fo:border-bottom="none" fo:border-left="0.06pt solid #000000" fo:border-right="none" fo:border-top="none" style:vertical-align="middle"/>
      <style:text-properties fo:color="#000000"/>
    </style:style>
    <style:style style:name="ce26" style:family="table-cell" style:parent-style-name="Vírgula" style:data-style-name="N4">
      <style:table-cell-properties fo:border-bottom="0.06pt solid #000000" fo:border-left="0.06pt solid #000000" fo:border-right="none" fo:border-top="0.06pt solid #000000"/>
      <style:text-properties fo:color="#000000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/>
      <style:text-properties fo:color="#000000"/>
    </style:style>
    <style:style style:name="gr1" style:family="graphic">
      <style:graphic-properties draw:stroke="none" draw:fill="none" fo:clip="rect(0mm, 0mm, 0mm, 0mm)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993" table:default-cell-style-name="ce2"/>
        <table:table-row table:style-name="ro1">
          <table:table-cell table:style-name="ce2">
            <draw:frame table:end-cell-address="Planilha1.B4" table:end-x="6.62mm" table:end-y="1.59mm" draw:z-index="0" draw:name="Picture 2" draw:style-name="gr1" draw:text-style-name="P1" svg:width="106.1mm" svg:height="16.94mm" svg:x="0mm" svg:y="0mm">
              <draw:image xlink:href="Pictures/2000001200002B4900000A519885FD7C2A6ACCFE.wmf" xlink:type="simple" xlink:show="embed" xlink:actuate="onLoad">
                <text:p/>
              </draw:image>
            </draw:frame>
          </table:table-cell>
          <table:table-cell table:style-name="ce10"/>
          <table:table-cell table:number-columns-repeated="1022"/>
        </table:table-row>
        <table:table-row table:style-name="ro1">
          <table:table-cell table:style-name="ce2"/>
          <table:table-cell table:style-name="ce11"/>
          <table:table-cell table:number-columns-repeated="1022"/>
        </table:table-row>
        <table:table-row table:style-name="ro2">
          <table:table-cell table:style-name="ce2"/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/>
          <table:table-cell table:number-columns-repeated="995"/>
        </table:table-row>
        <table:table-row table:style-name="ro4">
          <table:table-cell table:style-name="ce4" office:value-type="string" calcext:value-type="string" table:number-columns-spanned="29" table:number-rows-spanned="1">
            <text:p>Período: Agosto - 2021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m R$1,00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RECEITAS </text:p>
          </table:table-cell>
          <table:table-cell table:style-name="ce12" office:value-type="string" calcext:value-type="string">
            <text:p>AC</text:p>
          </table:table-cell>
          <table:table-cell table:style-name="ce12" office:value-type="string" calcext:value-type="string">
            <text:p>AL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ES</text:p>
          </table:table-cell>
          <table:table-cell table:style-name="ce12" office:value-type="string" calcext:value-type="string">
            <text:p>GO</text:p>
          </table:table-cell>
          <table:table-cell table:style-name="ce12" office:value-type="string" calcext:value-type="string">
            <text:p>MA</text:p>
          </table:table-cell>
          <table:table-cell table:style-name="ce12" office:value-type="string" calcext:value-type="string">
            <text:p>MG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MT</text:p>
          </table:table-cell>
          <table:table-cell table:style-name="ce12" office:value-type="string" calcext:value-type="string">
            <text:p>PA</text:p>
          </table:table-cell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PI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RJ</text:p>
          </table:table-cell>
          <table:table-cell table:style-name="ce12" office:value-type="string" calcext:value-type="string">
            <text:p>RN</text:p>
          </table:table-cell>
          <table:table-cell table:style-name="ce12" office:value-type="string" calcext:value-type="string">
            <text:p>RO</text:p>
          </table:table-cell>
          <table:table-cell table:style-name="ce12" office:value-type="string" calcext:value-type="string">
            <text:p>RR</text:p>
          </table:table-cell>
          <table:table-cell table:style-name="ce12" office:value-type="string" calcext:value-type="string">
            <text:p>RS</text:p>
          </table:table-cell>
          <table:table-cell table:style-name="ce12" office:value-type="string" calcext:value-type="string">
            <text:p>SC</text:p>
          </table:table-cell>
          <table:table-cell table:style-name="ce12" office:value-type="string" calcext:value-type="string">
            <text:p>SE</text:p>
          </table:table-cell>
          <table:table-cell table:style-name="ce12" office:value-type="string" calcext:value-type="string">
            <text:p>SP</text:p>
          </table:table-cell>
          <table:table-cell table:style-name="ce12" office:value-type="string" calcext:value-type="string">
            <text:p>TO</text:p>
          </table:table-cell>
          <table:table-cell table:style-name="ce20" office:value-type="string" calcext:value-type="string">
            <text:p>TOTAL</text:p>
          </table:table-cell>
          <table:table-cell table:style-name="ce27" table:number-columns-repeated="995"/>
        </table:table-row>
        <table:table-row table:style-name="ro6">
          <table:table-cell table:style-name="ce6" office:value-type="string" calcext:value-type="string">
            <text:p>IMPOSTO SOBRE IMPORTAÇÃO</text:p>
          </table:table-cell>
          <table:table-cell table:style-name="ce13" office:value-type="float" office:value="88224.55" calcext:value-type="float">
            <text:p>88.224,55</text:p>
          </table:table-cell>
          <table:table-cell table:style-name="ce13" office:value-type="float" office:value="8841.13" calcext:value-type="float">
            <text:p>8.841,13</text:p>
          </table:table-cell>
          <table:table-cell table:style-name="ce13" office:value-type="float" office:value="87554584.84" calcext:value-type="float">
            <text:p>87.554.584,84</text:p>
          </table:table-cell>
          <table:table-cell table:style-name="ce13" office:value-type="float" office:value="8037.04" calcext:value-type="float">
            <text:p>8.037,04</text:p>
          </table:table-cell>
          <table:table-cell table:style-name="ce13" office:value-type="float" office:value="91648179.89" calcext:value-type="float">
            <text:p>91.648.179,89</text:p>
          </table:table-cell>
          <table:table-cell table:style-name="ce13" office:value-type="float" office:value="87547571.32" calcext:value-type="float">
            <text:p>87.547.571,32</text:p>
          </table:table-cell>
          <table:table-cell table:style-name="ce13" office:value-type="float" office:value="3426955.8" calcext:value-type="float">
            <text:p>3.426.955,80</text:p>
          </table:table-cell>
          <table:table-cell table:style-name="ce13" office:value-type="float" office:value="193141688.68" calcext:value-type="float">
            <text:p>193.141.688,68</text:p>
          </table:table-cell>
          <table:table-cell table:style-name="ce13" office:value-type="float" office:value="56590093.21" calcext:value-type="float">
            <text:p>56.590.093,21</text:p>
          </table:table-cell>
          <table:table-cell table:style-name="ce13" office:value-type="float" office:value="2010733.52" calcext:value-type="float">
            <text:p>2.010.733,52</text:p>
          </table:table-cell>
          <table:table-cell table:style-name="ce13" office:value-type="float" office:value="129073134.13" calcext:value-type="float">
            <text:p>129.073.134,13</text:p>
          </table:table-cell>
          <table:table-cell table:style-name="ce13" office:value-type="float" office:value="197197.97" calcext:value-type="float">
            <text:p>197.197,97</text:p>
          </table:table-cell>
          <table:table-cell table:style-name="ce13" office:value-type="float" office:value="3455493.96" calcext:value-type="float">
            <text:p>3.455.493,96</text:p>
          </table:table-cell>
          <table:table-cell table:style-name="ce13" office:value-type="float" office:value="7453493.77" calcext:value-type="float">
            <text:p>7.453.493,77</text:p>
          </table:table-cell>
          <table:table-cell table:style-name="ce13" office:value-type="float" office:value="3552741.12" calcext:value-type="float">
            <text:p>3.552.741,12</text:p>
          </table:table-cell>
          <table:table-cell table:style-name="ce13" office:value-type="float" office:value="135379212.93" calcext:value-type="float">
            <text:p>135.379.212,93</text:p>
          </table:table-cell>
          <table:table-cell table:style-name="ce13" office:value-type="float" office:value="101942.79" calcext:value-type="float">
            <text:p>101.942,79</text:p>
          </table:table-cell>
          <table:table-cell table:style-name="ce13" office:value-type="float" office:value="476368884.16" calcext:value-type="float">
            <text:p>476.368.884,16</text:p>
          </table:table-cell>
          <table:table-cell table:style-name="ce13" office:value-type="float" office:value="298295590.34" calcext:value-type="float">
            <text:p>298.295.590,34</text:p>
          </table:table-cell>
          <table:table-cell table:style-name="ce13" office:value-type="float" office:value="475668.81" calcext:value-type="float">
            <text:p>475.668,81</text:p>
          </table:table-cell>
          <table:table-cell table:style-name="ce13" office:value-type="float" office:value="332389.26" calcext:value-type="float">
            <text:p>332.389,26</text:p>
          </table:table-cell>
          <table:table-cell table:style-name="ce13" office:value-type="float" office:value="15844.23" calcext:value-type="float">
            <text:p>15.844,23</text:p>
          </table:table-cell>
          <table:table-cell table:style-name="ce13" office:value-type="float" office:value="126659853.6" calcext:value-type="float">
            <text:p>126.659.853,60</text:p>
          </table:table-cell>
          <table:table-cell table:style-name="ce13" office:value-type="float" office:value="964162406.48" calcext:value-type="float">
            <text:p>964.162.406,48</text:p>
          </table:table-cell>
          <table:table-cell table:style-name="ce13" office:value-type="float" office:value="144460.87" calcext:value-type="float">
            <text:p>144.460,87</text:p>
          </table:table-cell>
          <table:table-cell table:style-name="ce13" office:value-type="float" office:value="2349152222.97" calcext:value-type="float">
            <text:p>2.349.152.222,97</text:p>
          </table:table-cell>
          <table:table-cell table:style-name="ce13" office:value-type="float" office:value="1048.4" calcext:value-type="float">
            <text:p>1.048,40</text:p>
          </table:table-cell>
          <table:table-cell table:style-name="ce21" office:value-type="float" office:value="5016846495.77" calcext:value-type="float">
            <text:p>5.016.846.495,77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OBRE EXPORTAÇÃO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632.9" calcext:value-type="float">
            <text:p>1.632,90</text:p>
          </table:table-cell>
          <table:table-cell table:style-name="ce14" office:value-type="float" office:value="-0.89" calcext:value-type="float">
            <text:p>-0,8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009.38" calcext:value-type="float">
            <text:p>8.009,38</text:p>
          </table:table-cell>
          <table:table-cell table:style-name="ce14" office:value-type="float" office:value="26.08" calcext:value-type="float">
            <text:p>26,08</text:p>
          </table:table-cell>
          <table:table-cell table:style-name="ce14" office:value-type="float" office:value="12.98" calcext:value-type="float">
            <text:p>12,98</text:p>
          </table:table-cell>
          <table:table-cell table:style-name="ce14" office:value-type="float" office:value="-175.29" calcext:value-type="float">
            <text:p>-175,29</text:p>
          </table:table-cell>
          <table:table-cell table:style-name="ce14" office:value-type="float" office:value="38383.06" calcext:value-type="float">
            <text:p>38.383,06</text:p>
          </table:table-cell>
          <table:table-cell table:style-name="ce14" office:value-type="float" office:value="477.9" calcext:value-type="float">
            <text:p>477,90</text:p>
          </table:table-cell>
          <table:table-cell table:style-name="ce14" office:value-type="float" office:value="183.01" calcext:value-type="float">
            <text:p>183,01</text:p>
          </table:table-cell>
          <table:table-cell table:style-name="ce14" office:value-type="float" office:value="352" calcext:value-type="float">
            <text:p>352,00</text:p>
          </table:table-cell>
          <table:table-cell table:style-name="ce14" office:value-type="float" office:value="-4.98" calcext:value-type="float">
            <text:p>-4,98</text:p>
          </table:table-cell>
          <table:table-cell table:style-name="ce14" office:value-type="float" office:value="473.32" calcext:value-type="float">
            <text:p>473,32</text:p>
          </table:table-cell>
          <table:table-cell table:style-name="ce14" office:value-type="float" office:value="-284.81" calcext:value-type="float">
            <text:p>-284,81</text:p>
          </table:table-cell>
          <table:table-cell table:style-name="ce14" office:value-type="float" office:value="8343.03" calcext:value-type="float">
            <text:p>8.343,03</text:p>
          </table:table-cell>
          <table:table-cell table:style-name="ce14" office:value-type="float" office:value="-80.6" calcext:value-type="float">
            <text:p>-80,60</text:p>
          </table:table-cell>
          <table:table-cell table:style-name="ce14" office:value-type="float" office:value="112875.39" calcext:value-type="float">
            <text:p>112.875,39</text:p>
          </table:table-cell>
          <table:table-cell table:style-name="ce14" office:value-type="float" office:value="407.87" calcext:value-type="float">
            <text:p>407,87</text:p>
          </table:table-cell>
          <table:table-cell table:style-name="ce14" office:value-type="float" office:value="-10.15" calcext:value-type="float">
            <text:p>-10,15</text:p>
          </table:table-cell>
          <table:table-cell table:style-name="ce14" office:value-type="float" office:value="31.21" calcext:value-type="float">
            <text:p>31,2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073.73" calcext:value-type="float">
            <text:p>8.073,73</text:p>
          </table:table-cell>
          <table:table-cell table:style-name="ce14" office:value-type="float" office:value="-3332.11" calcext:value-type="float">
            <text:p>-3.332,11</text:p>
          </table:table-cell>
          <table:table-cell table:style-name="ce14" office:value-type="float" office:value="-13.71" calcext:value-type="float">
            <text:p>-13,71</text:p>
          </table:table-cell>
          <table:table-cell table:style-name="ce14" office:value-type="float" office:value="341179.51" calcext:value-type="float">
            <text:p>341.179,51</text:p>
          </table:table-cell>
          <table:table-cell table:style-name="ce14" office:value-type="float" office:value="-19.92" calcext:value-type="float">
            <text:p>-19,92</text:p>
          </table:table-cell>
          <table:table-cell table:style-name="ce22" office:value-type="float" office:value="516538.91" calcext:value-type="float">
            <text:p>516.538,9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PI - TOTAL</text:p>
          </table:table-cell>
          <table:table-cell table:style-name="ce14" office:value-type="float" office:value="439992.29" calcext:value-type="float">
            <text:p>439.992,29</text:p>
          </table:table-cell>
          <table:table-cell table:style-name="ce14" office:value-type="float" office:value="11190648.22" calcext:value-type="float">
            <text:p>11.190.648,22</text:p>
          </table:table-cell>
          <table:table-cell table:style-name="ce14" office:value-type="float" office:value="24916449.25" calcext:value-type="float">
            <text:p>24.916.449,25</text:p>
          </table:table-cell>
          <table:table-cell table:style-name="ce14" office:value-type="float" office:value="740882.09" calcext:value-type="float">
            <text:p>740.882,09</text:p>
          </table:table-cell>
          <table:table-cell table:style-name="ce14" office:value-type="float" office:value="135140321.73" calcext:value-type="float">
            <text:p>135.140.321,73</text:p>
          </table:table-cell>
          <table:table-cell table:style-name="ce14" office:value-type="float" office:value="65937436.96" calcext:value-type="float">
            <text:p>65.937.436,96</text:p>
          </table:table-cell>
          <table:table-cell table:style-name="ce14" office:value-type="float" office:value="4922694.31" calcext:value-type="float">
            <text:p>4.922.694,31</text:p>
          </table:table-cell>
          <table:table-cell table:style-name="ce14" office:value-type="float" office:value="326122840.68" calcext:value-type="float">
            <text:p>326.122.840,68</text:p>
          </table:table-cell>
          <table:table-cell table:style-name="ce14" office:value-type="float" office:value="55059050.93" calcext:value-type="float">
            <text:p>55.059.050,93</text:p>
          </table:table-cell>
          <table:table-cell table:style-name="ce14" office:value-type="float" office:value="6558329.06" calcext:value-type="float">
            <text:p>6.558.329,06</text:p>
          </table:table-cell>
          <table:table-cell table:style-name="ce14" office:value-type="float" office:value="715517652.09" calcext:value-type="float">
            <text:p>715.517.652,09</text:p>
          </table:table-cell>
          <table:table-cell table:style-name="ce14" office:value-type="float" office:value="14207050.41" calcext:value-type="float">
            <text:p>14.207.050,41</text:p>
          </table:table-cell>
          <table:table-cell table:style-name="ce14" office:value-type="float" office:value="14740044.52" calcext:value-type="float">
            <text:p>14.740.044,52</text:p>
          </table:table-cell>
          <table:table-cell table:style-name="ce14" office:value-type="float" office:value="30801844.22" calcext:value-type="float">
            <text:p>30.801.844,22</text:p>
          </table:table-cell>
          <table:table-cell table:style-name="ce14" office:value-type="float" office:value="10989574.58" calcext:value-type="float">
            <text:p>10.989.574,58</text:p>
          </table:table-cell>
          <table:table-cell table:style-name="ce14" office:value-type="float" office:value="152777012.05" calcext:value-type="float">
            <text:p>152.777.012,05</text:p>
          </table:table-cell>
          <table:table-cell table:style-name="ce14" office:value-type="float" office:value="6119213.55" calcext:value-type="float">
            <text:p>6.119.213,55</text:p>
          </table:table-cell>
          <table:table-cell table:style-name="ce14" office:value-type="float" office:value="399143343.23" calcext:value-type="float">
            <text:p>399.143.343,23</text:p>
          </table:table-cell>
          <table:table-cell table:style-name="ce14" office:value-type="float" office:value="323015859.65" calcext:value-type="float">
            <text:p>323.015.859,65</text:p>
          </table:table-cell>
          <table:table-cell table:style-name="ce14" office:value-type="float" office:value="5393869.32" calcext:value-type="float">
            <text:p>5.393.869,32</text:p>
          </table:table-cell>
          <table:table-cell table:style-name="ce14" office:value-type="float" office:value="7921875.71" calcext:value-type="float">
            <text:p>7.921.875,71</text:p>
          </table:table-cell>
          <table:table-cell table:style-name="ce14" office:value-type="float" office:value="165794.03" calcext:value-type="float">
            <text:p>165.794,03</text:p>
          </table:table-cell>
          <table:table-cell table:style-name="ce14" office:value-type="float" office:value="497993565.76" calcext:value-type="float">
            <text:p>497.993.565,76</text:p>
          </table:table-cell>
          <table:table-cell table:style-name="ce14" office:value-type="float" office:value="868400507.37" calcext:value-type="float">
            <text:p>868.400.507,37</text:p>
          </table:table-cell>
          <table:table-cell table:style-name="ce14" office:value-type="float" office:value="11715320.26" calcext:value-type="float">
            <text:p>11.715.320,26</text:p>
          </table:table-cell>
          <table:table-cell table:style-name="ce14" office:value-type="float" office:value="2347761975.8" calcext:value-type="float">
            <text:p>2.347.761.975,80</text:p>
          </table:table-cell>
          <table:table-cell table:style-name="ce14" office:value-type="float" office:value="3320409.38" calcext:value-type="float">
            <text:p>3.320.409,38</text:p>
          </table:table-cell>
          <table:table-cell table:style-name="ce22" office:value-type="float" office:value="6041013557.45" calcext:value-type="float">
            <text:p>6.041.013.557,4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FUMO</text:p>
          </table:table-cell>
          <table:table-cell table:number-columns-repeated="4" table:style-name="ce14" office:value-type="float" office:value="0" calcext:value-type="float">
            <text:p>0,00</text:p>
          </table:table-cell>
          <table:table-cell table:style-name="ce14" office:value-type="float" office:value="9605.58" calcext:value-type="float">
            <text:p>9.605,58</text:p>
          </table:table-cell>
          <table:table-cell table:number-columns-repeated="3" table:style-name="ce14" office:value-type="float" office:value="0" calcext:value-type="float">
            <text:p>0,00</text:p>
          </table:table-cell>
          <table:table-cell table:style-name="ce14" office:value-type="float" office:value="114370.43" calcext:value-type="float">
            <text:p>114.370,4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69682288.79" calcext:value-type="float">
            <text:p>369.682.288,79</text:p>
          </table:table-cell>
          <table:table-cell table:number-columns-repeated="6" table:style-name="ce14" office:value-type="float" office:value="0" calcext:value-type="float">
            <text:p>0,00</text:p>
          </table:table-cell>
          <table:table-cell table:style-name="ce14" office:value-type="float" office:value="60.11" calcext:value-type="float">
            <text:p>60,11</text:p>
          </table:table-cell>
          <table:table-cell table:style-name="ce14" office:value-type="float" office:value="3089539.12" calcext:value-type="float">
            <text:p>3.089.539,12</text:p>
          </table:table-cell>
          <table:table-cell table:number-columns-repeated="3" table:style-name="ce14" office:value-type="float" office:value="0" calcext:value-type="float">
            <text:p>0,00</text:p>
          </table:table-cell>
          <table:table-cell table:style-name="ce14" office:value-type="float" office:value="53694643.91" calcext:value-type="float">
            <text:p>53.694.643,9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58145.46" calcext:value-type="float">
            <text:p>458.145,46</text:p>
          </table:table-cell>
          <table:table-cell table:style-name="ce14" office:value-type="float" office:value="1208996.13" calcext:value-type="float">
            <text:p>1.208.996,13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428257649.53" calcext:value-type="float">
            <text:p>428.257.649,53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BEBIDAS</text:p>
          </table:table-cell>
          <table:table-cell table:style-name="ce14" office:value-type="float" office:value="345738.66" calcext:value-type="float">
            <text:p>345.738,66</text:p>
          </table:table-cell>
          <table:table-cell table:style-name="ce14" office:value-type="float" office:value="615368.43" calcext:value-type="float">
            <text:p>615.368,43</text:p>
          </table:table-cell>
          <table:table-cell table:style-name="ce14" office:value-type="float" office:value="3820898.96" calcext:value-type="float">
            <text:p>3.820.898,96</text:p>
          </table:table-cell>
          <table:table-cell table:style-name="ce14" office:value-type="float" office:value="1878.83" calcext:value-type="float">
            <text:p>1.878,83</text:p>
          </table:table-cell>
          <table:table-cell table:style-name="ce14" office:value-type="float" office:value="16835277.35" calcext:value-type="float">
            <text:p>16.835.277,35</text:p>
          </table:table-cell>
          <table:table-cell table:style-name="ce14" office:value-type="float" office:value="7275408.97" calcext:value-type="float">
            <text:p>7.275.408,97</text:p>
          </table:table-cell>
          <table:table-cell table:style-name="ce14" office:value-type="float" office:value="1530099.13" calcext:value-type="float">
            <text:p>1.530.099,13</text:p>
          </table:table-cell>
          <table:table-cell table:style-name="ce14" office:value-type="float" office:value="1460401.5" calcext:value-type="float">
            <text:p>1.460.401,50</text:p>
          </table:table-cell>
          <table:table-cell table:style-name="ce14" office:value-type="float" office:value="7575721.94" calcext:value-type="float">
            <text:p>7.575.721,94</text:p>
          </table:table-cell>
          <table:table-cell table:style-name="ce14" office:value-type="float" office:value="4529289.11" calcext:value-type="float">
            <text:p>4.529.289,11</text:p>
          </table:table-cell>
          <table:table-cell table:style-name="ce14" office:value-type="float" office:value="30945969.89" calcext:value-type="float">
            <text:p>30.945.969,89</text:p>
          </table:table-cell>
          <table:table-cell table:style-name="ce14" office:value-type="float" office:value="69743.9" calcext:value-type="float">
            <text:p>69.743,90</text:p>
          </table:table-cell>
          <table:table-cell table:style-name="ce14" office:value-type="float" office:value="4180577.55" calcext:value-type="float">
            <text:p>4.180.577,55</text:p>
          </table:table-cell>
          <table:table-cell table:style-name="ce14" office:value-type="float" office:value="259899.1" calcext:value-type="float">
            <text:p>259.899,10</text:p>
          </table:table-cell>
          <table:table-cell table:style-name="ce14" office:value-type="float" office:value="2822376.5" calcext:value-type="float">
            <text:p>2.822.376,50</text:p>
          </table:table-cell>
          <table:table-cell table:style-name="ce14" office:value-type="float" office:value="24431575.33" calcext:value-type="float">
            <text:p>24.431.575,33</text:p>
          </table:table-cell>
          <table:table-cell table:style-name="ce14" office:value-type="float" office:value="1490396.32" calcext:value-type="float">
            <text:p>1.490.396,32</text:p>
          </table:table-cell>
          <table:table-cell table:style-name="ce14" office:value-type="float" office:value="6551308.3" calcext:value-type="float">
            <text:p>6.551.308,30</text:p>
          </table:table-cell>
          <table:table-cell table:style-name="ce14" office:value-type="float" office:value="11918320.77" calcext:value-type="float">
            <text:p>11.918.320,77</text:p>
          </table:table-cell>
          <table:table-cell table:style-name="ce14" office:value-type="float" office:value="1122587.72" calcext:value-type="float">
            <text:p>1.122.587,72</text:p>
          </table:table-cell>
          <table:table-cell table:style-name="ce14" office:value-type="float" office:value="358729.89" calcext:value-type="float">
            <text:p>358.729,89</text:p>
          </table:table-cell>
          <table:table-cell table:style-name="ce14" office:value-type="float" office:value="187.22" calcext:value-type="float">
            <text:p>187,22</text:p>
          </table:table-cell>
          <table:table-cell table:style-name="ce14" office:value-type="float" office:value="15364804.48" calcext:value-type="float">
            <text:p>15.364.804,48</text:p>
          </table:table-cell>
          <table:table-cell table:style-name="ce14" office:value-type="float" office:value="3058303.23" calcext:value-type="float">
            <text:p>3.058.303,23</text:p>
          </table:table-cell>
          <table:table-cell table:style-name="ce14" office:value-type="float" office:value="1813773.57" calcext:value-type="float">
            <text:p>1.813.773,57</text:p>
          </table:table-cell>
          <table:table-cell table:style-name="ce14" office:value-type="float" office:value="59200976.13" calcext:value-type="float">
            <text:p>59.200.976,13</text:p>
          </table:table-cell>
          <table:table-cell table:style-name="ce14" office:value-type="float" office:value="550632.53" calcext:value-type="float">
            <text:p>550.632,53</text:p>
          </table:table-cell>
          <table:table-cell table:style-name="ce22" office:value-type="float" office:value="208130245.31" calcext:value-type="float">
            <text:p>208.130.245,3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AUTOMÓVEIS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097.75" calcext:value-type="float">
            <text:p>15.097,75</text:p>
          </table:table-cell>
          <table:table-cell table:style-name="ce14" office:value-type="float" office:value="14748.45" calcext:value-type="float">
            <text:p>14.748,45</text:p>
          </table:table-cell>
          <table:table-cell table:style-name="ce14" office:value-type="float" office:value="5190.48" calcext:value-type="float">
            <text:p>5.190,48</text:p>
          </table:table-cell>
          <table:table-cell table:style-name="ce14" office:value-type="float" office:value="8049.61" calcext:value-type="float">
            <text:p>8.049,61</text:p>
          </table:table-cell>
          <table:table-cell table:style-name="ce14" office:value-type="float" office:value="11298.84" calcext:value-type="float">
            <text:p>11.298,84</text:p>
          </table:table-cell>
          <table:table-cell table:style-name="ce14" office:value-type="float" office:value="9749.95" calcext:value-type="float">
            <text:p>9.749,95</text:p>
          </table:table-cell>
          <table:table-cell table:style-name="ce14" office:value-type="float" office:value="7947619.49" calcext:value-type="float">
            <text:p>7.947.619,49</text:p>
          </table:table-cell>
          <table:table-cell table:style-name="ce14" office:value-type="float" office:value="6748402.23" calcext:value-type="float">
            <text:p>6.748.402,23</text:p>
          </table:table-cell>
          <table:table-cell table:style-name="ce14" office:value-type="float" office:value="8362.79" calcext:value-type="float">
            <text:p>8.362,79</text:p>
          </table:table-cell>
          <table:table-cell table:style-name="ce14" office:value-type="float" office:value="45518.93" calcext:value-type="float">
            <text:p>45.518,93</text:p>
          </table:table-cell>
          <table:table-cell table:style-name="ce14" office:value-type="float" office:value="25698.95" calcext:value-type="float">
            <text:p>25.698,95</text:p>
          </table:table-cell>
          <table:table-cell table:style-name="ce14" office:value-type="float" office:value="6996.85" calcext:value-type="float">
            <text:p>6.996,85</text:p>
          </table:table-cell>
          <table:table-cell table:style-name="ce14" office:value-type="float" office:value="10144.64" calcext:value-type="float">
            <text:p>10.144,64</text:p>
          </table:table-cell>
          <table:table-cell table:style-name="ce14" office:value-type="float" office:value="5839.15" calcext:value-type="float">
            <text:p>5.839,15</text:p>
          </table:table-cell>
          <table:table-cell table:style-name="ce14" office:value-type="float" office:value="2739661.25" calcext:value-type="float">
            <text:p>2.739.661,25</text:p>
          </table:table-cell>
          <table:table-cell table:style-name="ce14" office:value-type="float" office:value="6386.29" calcext:value-type="float">
            <text:p>6.386,29</text:p>
          </table:table-cell>
          <table:table-cell table:style-name="ce14" office:value-type="float" office:value="4484789.7" calcext:value-type="float">
            <text:p>4.484.789,70</text:p>
          </table:table-cell>
          <table:table-cell table:style-name="ce14" office:value-type="float" office:value="15418621.64" calcext:value-type="float">
            <text:p>15.418.621,64</text:p>
          </table:table-cell>
          <table:table-cell table:style-name="ce14" office:value-type="float" office:value="12342.64" calcext:value-type="float">
            <text:p>12.342,64</text:p>
          </table:table-cell>
          <table:table-cell table:style-name="ce14" office:value-type="float" office:value="59300.67" calcext:value-type="float">
            <text:p>59.300,67</text:p>
          </table:table-cell>
          <table:table-cell table:style-name="ce14" office:value-type="float" office:value="7118.27" calcext:value-type="float">
            <text:p>7.118,27</text:p>
          </table:table-cell>
          <table:table-cell table:style-name="ce14" office:value-type="float" office:value="101863.66" calcext:value-type="float">
            <text:p>101.863,66</text:p>
          </table:table-cell>
          <table:table-cell table:style-name="ce14" office:value-type="float" office:value="1368218" calcext:value-type="float">
            <text:p>1.368.218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62285791.01" calcext:value-type="float">
            <text:p>62.285.791,01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101346811.24" calcext:value-type="float">
            <text:p>101.346.811,2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VINCULADO À IMPORTACAO</text:p>
          </table:table-cell>
          <table:table-cell table:style-name="ce14" office:value-type="float" office:value="23335.32" calcext:value-type="float">
            <text:p>23.335,32</text:p>
          </table:table-cell>
          <table:table-cell table:style-name="ce14" office:value-type="float" office:value="4781.48" calcext:value-type="float">
            <text:p>4.781,48</text:p>
          </table:table-cell>
          <table:table-cell table:style-name="ce14" office:value-type="float" office:value="17581373.87" calcext:value-type="float">
            <text:p>17.581.373,87</text:p>
          </table:table-cell>
          <table:table-cell table:style-name="ce14" office:value-type="float" office:value="512081.64" calcext:value-type="float">
            <text:p>512.081,64</text:p>
          </table:table-cell>
          <table:table-cell table:style-name="ce14" office:value-type="float" office:value="56637069.21" calcext:value-type="float">
            <text:p>56.637.069,21</text:p>
          </table:table-cell>
          <table:table-cell table:style-name="ce14" office:value-type="float" office:value="40002921.93" calcext:value-type="float">
            <text:p>40.002.921,93</text:p>
          </table:table-cell>
          <table:table-cell table:style-name="ce14" office:value-type="float" office:value="1171037.63" calcext:value-type="float">
            <text:p>1.171.037,63</text:p>
          </table:table-cell>
          <table:table-cell table:style-name="ce14" office:value-type="float" office:value="204997344.76" calcext:value-type="float">
            <text:p>204.997.344,76</text:p>
          </table:table-cell>
          <table:table-cell table:style-name="ce14" office:value-type="float" office:value="3474575.04" calcext:value-type="float">
            <text:p>3.474.575,04</text:p>
          </table:table-cell>
          <table:table-cell table:style-name="ce14" office:value-type="float" office:value="316987.5" calcext:value-type="float">
            <text:p>316.987,50</text:p>
          </table:table-cell>
          <table:table-cell table:style-name="ce14" office:value-type="float" office:value="67823315.13" calcext:value-type="float">
            <text:p>67.823.315,13</text:p>
          </table:table-cell>
          <table:table-cell table:style-name="ce14" office:value-type="float" office:value="624360.25" calcext:value-type="float">
            <text:p>624.360,25</text:p>
          </table:table-cell>
          <table:table-cell table:style-name="ce14" office:value-type="float" office:value="2782123.15" calcext:value-type="float">
            <text:p>2.782.123,15</text:p>
          </table:table-cell>
          <table:table-cell table:style-name="ce14" office:value-type="float" office:value="6844971.52" calcext:value-type="float">
            <text:p>6.844.971,52</text:p>
          </table:table-cell>
          <table:table-cell table:style-name="ce14" office:value-type="float" office:value="1967516.04" calcext:value-type="float">
            <text:p>1.967.516,04</text:p>
          </table:table-cell>
          <table:table-cell table:style-name="ce14" office:value-type="float" office:value="76621145.26" calcext:value-type="float">
            <text:p>76.621.145,26</text:p>
          </table:table-cell>
          <table:table-cell table:style-name="ce14" office:value-type="float" office:value="421" calcext:value-type="float">
            <text:p>421,00</text:p>
          </table:table-cell>
          <table:table-cell table:style-name="ce14" office:value-type="float" office:value="199852995.59" calcext:value-type="float">
            <text:p>199.852.995,59</text:p>
          </table:table-cell>
          <table:table-cell table:style-name="ce14" office:value-type="float" office:value="180584880.26" calcext:value-type="float">
            <text:p>180.584.880,26</text:p>
          </table:table-cell>
          <table:table-cell table:style-name="ce14" office:value-type="float" office:value="323363.57" calcext:value-type="float">
            <text:p>323.363,57</text:p>
          </table:table-cell>
          <table:table-cell table:style-name="ce14" office:value-type="float" office:value="376870.65" calcext:value-type="float">
            <text:p>376.870,65</text:p>
          </table:table-cell>
          <table:table-cell table:style-name="ce14" office:value-type="float" office:value="68625.33" calcext:value-type="float">
            <text:p>68.625,33</text:p>
          </table:table-cell>
          <table:table-cell table:style-name="ce14" office:value-type="float" office:value="189780463.86" calcext:value-type="float">
            <text:p>189.780.463,86</text:p>
          </table:table-cell>
          <table:table-cell table:style-name="ce14" office:value-type="float" office:value="521338188.67" calcext:value-type="float">
            <text:p>521.338.188,67</text:p>
          </table:table-cell>
          <table:table-cell table:style-name="ce14" office:value-type="float" office:value="1072553.82" calcext:value-type="float">
            <text:p>1.072.553,82</text:p>
          </table:table-cell>
          <table:table-cell table:style-name="ce14" office:value-type="float" office:value="981389621.33" calcext:value-type="float">
            <text:p>981.389.621,33</text:p>
          </table:table-cell>
          <table:table-cell table:style-name="ce14" office:value-type="float" office:value="799653.87" calcext:value-type="float">
            <text:p>799.653,87</text:p>
          </table:table-cell>
          <table:table-cell table:style-name="ce22" office:value-type="float" office:value="2556972577.68" calcext:value-type="float">
            <text:p>2.556.972.577,6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2" office:value-type="string" calcext:value-type="string">
            <text:p><text:s text:c="2"/>IPI - OUTROS</text:p>
          </table:table-cell>
          <table:table-cell table:style-name="ce14" office:value-type="float" office:value="70918.31" calcext:value-type="float">
            <text:p>70.918,31</text:p>
          </table:table-cell>
          <table:table-cell table:style-name="ce14" office:value-type="float" office:value="10555400.56" calcext:value-type="float">
            <text:p>10.555.400,56</text:p>
          </table:table-cell>
          <table:table-cell table:style-name="ce14" office:value-type="float" office:value="3499427.97" calcext:value-type="float">
            <text:p>3.499.427,97</text:p>
          </table:table-cell>
          <table:table-cell table:style-name="ce14" office:value-type="float" office:value="221731.14" calcext:value-type="float">
            <text:p>221.731,14</text:p>
          </table:table-cell>
          <table:table-cell table:style-name="ce14" office:value-type="float" office:value="61650319.98" calcext:value-type="float">
            <text:p>61.650.319,98</text:p>
          </table:table-cell>
          <table:table-cell table:style-name="ce14" office:value-type="float" office:value="18647807.22" calcext:value-type="float">
            <text:p>18.647.807,22</text:p>
          </table:table-cell>
          <table:table-cell table:style-name="ce14" office:value-type="float" office:value="2211807.6" calcext:value-type="float">
            <text:p>2.211.807,60</text:p>
          </table:table-cell>
          <table:table-cell table:style-name="ce14" office:value-type="float" office:value="111717474.93" calcext:value-type="float">
            <text:p>111.717.474,93</text:p>
          </table:table-cell>
          <table:table-cell table:style-name="ce14" office:value-type="float" office:value="37145981.29" calcext:value-type="float">
            <text:p>37.145.981,29</text:p>
          </table:table-cell>
          <table:table-cell table:style-name="ce14" office:value-type="float" office:value="1703689.66" calcext:value-type="float">
            <text:p>1.703.689,66</text:p>
          </table:table-cell>
          <table:table-cell table:style-name="ce14" office:value-type="float" office:value="247020559.35" calcext:value-type="float">
            <text:p>247.020.559,35</text:p>
          </table:table-cell>
          <table:table-cell table:style-name="ce14" office:value-type="float" office:value="13487247.31" calcext:value-type="float">
            <text:p>13.487.247,31</text:p>
          </table:table-cell>
          <table:table-cell table:style-name="ce14" office:value-type="float" office:value="7770346.97" calcext:value-type="float">
            <text:p>7.770.346,97</text:p>
          </table:table-cell>
          <table:table-cell table:style-name="ce14" office:value-type="float" office:value="23686828.96" calcext:value-type="float">
            <text:p>23.686.828,96</text:p>
          </table:table-cell>
          <table:table-cell table:style-name="ce14" office:value-type="float" office:value="6193842.89" calcext:value-type="float">
            <text:p>6.193.842,89</text:p>
          </table:table-cell>
          <table:table-cell table:style-name="ce14" office:value-type="float" office:value="48984630.21" calcext:value-type="float">
            <text:p>48.984.630,21</text:p>
          </table:table-cell>
          <table:table-cell table:style-name="ce14" office:value-type="float" office:value="4622009.94" calcext:value-type="float">
            <text:p>4.622.009,94</text:p>
          </table:table-cell>
          <table:table-cell table:style-name="ce14" office:value-type="float" office:value="188254189.53" calcext:value-type="float">
            <text:p>188.254.189,53</text:p>
          </table:table-cell>
          <table:table-cell table:style-name="ce14" office:value-type="float" office:value="112004497.86" calcext:value-type="float">
            <text:p>112.004.497,86</text:p>
          </table:table-cell>
          <table:table-cell table:style-name="ce14" office:value-type="float" office:value="3935575.39" calcext:value-type="float">
            <text:p>3.935.575,39</text:p>
          </table:table-cell>
          <table:table-cell table:style-name="ce14" office:value-type="float" office:value="7126974.5" calcext:value-type="float">
            <text:p>7.126.974,50</text:p>
          </table:table-cell>
          <table:table-cell table:style-name="ce14" office:value-type="float" office:value="89863.21" calcext:value-type="float">
            <text:p>89.863,21</text:p>
          </table:table-cell>
          <table:table-cell table:style-name="ce14" office:value-type="float" office:value="239051789.85" calcext:value-type="float">
            <text:p>239.051.789,85</text:p>
          </table:table-cell>
          <table:table-cell table:style-name="ce14" office:value-type="float" office:value="342635797.47" calcext:value-type="float">
            <text:p>342.635.797,47</text:p>
          </table:table-cell>
          <table:table-cell table:style-name="ce14" office:value-type="float" office:value="8370847.41" calcext:value-type="float">
            <text:p>8.370.847,41</text:p>
          </table:table-cell>
          <table:table-cell table:style-name="ce14" office:value-type="float" office:value="1243676591.2" calcext:value-type="float">
            <text:p>1.243.676.591,20</text:p>
          </table:table-cell>
          <table:table-cell table:style-name="ce14" office:value-type="float" office:value="1970122.98" calcext:value-type="float">
            <text:p>1.970.122,98</text:p>
          </table:table-cell>
          <table:table-cell table:style-name="ce22" office:value-type="float" office:value="2746306273.69" calcext:value-type="float">
            <text:p>2.746.306.273,6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OBRE A RENDA - TOTAL</text:p>
          </table:table-cell>
          <table:table-cell table:style-name="ce14" office:value-type="float" office:value="27926000.99" calcext:value-type="float">
            <text:p>27.926.000,99</text:p>
          </table:table-cell>
          <table:table-cell table:style-name="ce14" office:value-type="float" office:value="107345872.51" calcext:value-type="float">
            <text:p>107.345.872,51</text:p>
          </table:table-cell>
          <table:table-cell table:style-name="ce14" office:value-type="float" office:value="275716634.2" calcext:value-type="float">
            <text:p>275.716.634,20</text:p>
          </table:table-cell>
          <table:table-cell table:style-name="ce14" office:value-type="float" office:value="22305941.1" calcext:value-type="float">
            <text:p>22.305.941,10</text:p>
          </table:table-cell>
          <table:table-cell table:style-name="ce14" office:value-type="float" office:value="599609406.33" calcext:value-type="float">
            <text:p>599.609.406,33</text:p>
          </table:table-cell>
          <table:table-cell table:style-name="ce14" office:value-type="float" office:value="444215743.42" calcext:value-type="float">
            <text:p>444.215.743,42</text:p>
          </table:table-cell>
          <table:table-cell table:style-name="ce14" office:value-type="float" office:value="4564100315.74" calcext:value-type="float">
            <text:p>4.564.100.315,74</text:p>
          </table:table-cell>
          <table:table-cell table:style-name="ce14" office:value-type="float" office:value="390099456.32" calcext:value-type="float">
            <text:p>390.099.456,32</text:p>
          </table:table-cell>
          <table:table-cell table:style-name="ce14" office:value-type="float" office:value="517530059.67" calcext:value-type="float">
            <text:p>517.530.059,67</text:p>
          </table:table-cell>
          <table:table-cell table:style-name="ce14" office:value-type="float" office:value="162425505.86" calcext:value-type="float">
            <text:p>162.425.505,86</text:p>
          </table:table-cell>
          <table:table-cell table:style-name="ce14" office:value-type="float" office:value="2908472406.57" calcext:value-type="float">
            <text:p>2.908.472.406,57</text:p>
          </table:table-cell>
          <table:table-cell table:style-name="ce14" office:value-type="float" office:value="266752012.14" calcext:value-type="float">
            <text:p>266.752.012,14</text:p>
          </table:table-cell>
          <table:table-cell table:style-name="ce14" office:value-type="float" office:value="360072373.35" calcext:value-type="float">
            <text:p>360.072.373,35</text:p>
          </table:table-cell>
          <table:table-cell table:style-name="ce14" office:value-type="float" office:value="295603217.71" calcext:value-type="float">
            <text:p>295.603.217,71</text:p>
          </table:table-cell>
          <table:table-cell table:style-name="ce14" office:value-type="float" office:value="157511888.17" calcext:value-type="float">
            <text:p>157.511.888,17</text:p>
          </table:table-cell>
          <table:table-cell table:style-name="ce14" office:value-type="float" office:value="452028521.02" calcext:value-type="float">
            <text:p>452.028.521,02</text:p>
          </table:table-cell>
          <table:table-cell table:style-name="ce14" office:value-type="float" office:value="91781809.28" calcext:value-type="float">
            <text:p>91.781.809,28</text:p>
          </table:table-cell>
          <table:table-cell table:style-name="ce14" office:value-type="float" office:value="1489892026.62" calcext:value-type="float">
            <text:p>1.489.892.026,62</text:p>
          </table:table-cell>
          <table:table-cell table:style-name="ce14" office:value-type="float" office:value="7866836430.65" calcext:value-type="float">
            <text:p>7.866.836.430,65</text:p>
          </table:table-cell>
          <table:table-cell table:style-name="ce14" office:value-type="float" office:value="149803643.47" calcext:value-type="float">
            <text:p>149.803.643,47</text:p>
          </table:table-cell>
          <table:table-cell table:style-name="ce14" office:value-type="float" office:value="94412665.97" calcext:value-type="float">
            <text:p>94.412.665,97</text:p>
          </table:table-cell>
          <table:table-cell table:style-name="ce14" office:value-type="float" office:value="26808335.78" calcext:value-type="float">
            <text:p>26.808.335,78</text:p>
          </table:table-cell>
          <table:table-cell table:style-name="ce14" office:value-type="float" office:value="1687405039.61" calcext:value-type="float">
            <text:p>1.687.405.039,61</text:p>
          </table:table-cell>
          <table:table-cell table:style-name="ce14" office:value-type="float" office:value="1098340980.22" calcext:value-type="float">
            <text:p>1.098.340.980,22</text:p>
          </table:table-cell>
          <table:table-cell table:style-name="ce14" office:value-type="float" office:value="100437425.15" calcext:value-type="float">
            <text:p>100.437.425,15</text:p>
          </table:table-cell>
          <table:table-cell table:style-name="ce14" office:value-type="float" office:value="16396523093.7" calcext:value-type="float">
            <text:p>16.396.523.093,70</text:p>
          </table:table-cell>
          <table:table-cell table:style-name="ce14" office:value-type="float" office:value="57799654.41" calcext:value-type="float">
            <text:p>57.799.654,41</text:p>
          </table:table-cell>
          <table:table-cell table:style-name="ce22" office:value-type="float" office:value="40611756459.96" calcext:value-type="float">
            <text:p>40.611.756.459,9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RPF</text:p>
          </table:table-cell>
          <table:table-cell table:style-name="ce14" office:value-type="float" office:value="8331401.19" calcext:value-type="float">
            <text:p>8.331.401,19</text:p>
          </table:table-cell>
          <table:table-cell table:style-name="ce14" office:value-type="float" office:value="30979038.6" calcext:value-type="float">
            <text:p>30.979.038,60</text:p>
          </table:table-cell>
          <table:table-cell table:style-name="ce14" office:value-type="float" office:value="30689786.68" calcext:value-type="float">
            <text:p>30.689.786,68</text:p>
          </table:table-cell>
          <table:table-cell table:style-name="ce14" office:value-type="float" office:value="6994504.75" calcext:value-type="float">
            <text:p>6.994.504,75</text:p>
          </table:table-cell>
          <table:table-cell table:style-name="ce14" office:value-type="float" office:value="129907404.57" calcext:value-type="float">
            <text:p>129.907.404,57</text:p>
          </table:table-cell>
          <table:table-cell table:style-name="ce14" office:value-type="float" office:value="69639768.86" calcext:value-type="float">
            <text:p>69.639.768,86</text:p>
          </table:table-cell>
          <table:table-cell table:style-name="ce14" office:value-type="float" office:value="118804282.33" calcext:value-type="float">
            <text:p>118.804.282,33</text:p>
          </table:table-cell>
          <table:table-cell table:style-name="ce14" office:value-type="float" office:value="60711147.62" calcext:value-type="float">
            <text:p>60.711.147,62</text:p>
          </table:table-cell>
          <table:table-cell table:style-name="ce14" office:value-type="float" office:value="115038607.6" calcext:value-type="float">
            <text:p>115.038.607,60</text:p>
          </table:table-cell>
          <table:table-cell table:style-name="ce14" office:value-type="float" office:value="44352679.65" calcext:value-type="float">
            <text:p>44.352.679,65</text:p>
          </table:table-cell>
          <table:table-cell table:style-name="ce14" office:value-type="float" office:value="498142444.35" calcext:value-type="float">
            <text:p>498.142.444,35</text:p>
          </table:table-cell>
          <table:table-cell table:style-name="ce14" office:value-type="float" office:value="77160887.62" calcext:value-type="float">
            <text:p>77.160.887,62</text:p>
          </table:table-cell>
          <table:table-cell table:style-name="ce14" office:value-type="float" office:value="84665098.4" calcext:value-type="float">
            <text:p>84.665.098,40</text:p>
          </table:table-cell>
          <table:table-cell table:style-name="ce14" office:value-type="float" office:value="54292568.67" calcext:value-type="float">
            <text:p>54.292.568,67</text:p>
          </table:table-cell>
          <table:table-cell table:style-name="ce14" office:value-type="float" office:value="38541318.58" calcext:value-type="float">
            <text:p>38.541.318,58</text:p>
          </table:table-cell>
          <table:table-cell table:style-name="ce14" office:value-type="float" office:value="88629318.28" calcext:value-type="float">
            <text:p>88.629.318,28</text:p>
          </table:table-cell>
          <table:table-cell table:style-name="ce14" office:value-type="float" office:value="26981141.73" calcext:value-type="float">
            <text:p>26.981.141,73</text:p>
          </table:table-cell>
          <table:table-cell table:style-name="ce14" office:value-type="float" office:value="276635506.98" calcext:value-type="float">
            <text:p>276.635.506,98</text:p>
          </table:table-cell>
          <table:table-cell table:style-name="ce14" office:value-type="float" office:value="574463630.98" calcext:value-type="float">
            <text:p>574.463.630,98</text:p>
          </table:table-cell>
          <table:table-cell table:style-name="ce14" office:value-type="float" office:value="37421786.02" calcext:value-type="float">
            <text:p>37.421.786,02</text:p>
          </table:table-cell>
          <table:table-cell table:style-name="ce14" office:value-type="float" office:value="34357045.17" calcext:value-type="float">
            <text:p>34.357.045,17</text:p>
          </table:table-cell>
          <table:table-cell table:style-name="ce14" office:value-type="float" office:value="6694567.37" calcext:value-type="float">
            <text:p>6.694.567,37</text:p>
          </table:table-cell>
          <table:table-cell table:style-name="ce14" office:value-type="float" office:value="311156919.54" calcext:value-type="float">
            <text:p>311.156.919,54</text:p>
          </table:table-cell>
          <table:table-cell table:style-name="ce14" office:value-type="float" office:value="168664233.93" calcext:value-type="float">
            <text:p>168.664.233,93</text:p>
          </table:table-cell>
          <table:table-cell table:style-name="ce14" office:value-type="float" office:value="28813030.7" calcext:value-type="float">
            <text:p>28.813.030,70</text:p>
          </table:table-cell>
          <table:table-cell table:style-name="ce14" office:value-type="float" office:value="1732088551.77" calcext:value-type="float">
            <text:p>1.732.088.551,77</text:p>
          </table:table-cell>
          <table:table-cell table:style-name="ce14" office:value-type="float" office:value="14581780.14" calcext:value-type="float">
            <text:p>14.581.780,14</text:p>
          </table:table-cell>
          <table:table-cell table:style-name="ce22" office:value-type="float" office:value="4668738452.08" calcext:value-type="float">
            <text:p>4.668.738.452,0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RPJ</text:p>
          </table:table-cell>
          <table:table-cell table:style-name="ce14" office:value-type="float" office:value="10042093.38" calcext:value-type="float">
            <text:p>10.042.093,38</text:p>
          </table:table-cell>
          <table:table-cell table:style-name="ce14" office:value-type="float" office:value="39244584.3" calcext:value-type="float">
            <text:p>39.244.584,30</text:p>
          </table:table-cell>
          <table:table-cell table:style-name="ce14" office:value-type="float" office:value="135979155.35" calcext:value-type="float">
            <text:p>135.979.155,35</text:p>
          </table:table-cell>
          <table:table-cell table:style-name="ce14" office:value-type="float" office:value="8752455.85" calcext:value-type="float">
            <text:p>8.752.455,85</text:p>
          </table:table-cell>
          <table:table-cell table:style-name="ce14" office:value-type="float" office:value="255332265.1" calcext:value-type="float">
            <text:p>255.332.265,10</text:p>
          </table:table-cell>
          <table:table-cell table:style-name="ce14" office:value-type="float" office:value="191509972.61" calcext:value-type="float">
            <text:p>191.509.972,61</text:p>
          </table:table-cell>
          <table:table-cell table:style-name="ce14" office:value-type="float" office:value="489113527.39" calcext:value-type="float">
            <text:p>489.113.527,39</text:p>
          </table:table-cell>
          <table:table-cell table:style-name="ce14" office:value-type="float" office:value="191430088.05" calcext:value-type="float">
            <text:p>191.430.088,05</text:p>
          </table:table-cell>
          <table:table-cell table:style-name="ce14" office:value-type="float" office:value="240060023.89" calcext:value-type="float">
            <text:p>240.060.023,89</text:p>
          </table:table-cell>
          <table:table-cell table:style-name="ce14" office:value-type="float" office:value="70533572.08" calcext:value-type="float">
            <text:p>70.533.572,08</text:p>
          </table:table-cell>
          <table:table-cell table:style-name="ce14" office:value-type="float" office:value="1653368600.19" calcext:value-type="float">
            <text:p>1.653.368.600,19</text:p>
          </table:table-cell>
          <table:table-cell table:style-name="ce14" office:value-type="float" office:value="120249666.18" calcext:value-type="float">
            <text:p>120.249.666,18</text:p>
          </table:table-cell>
          <table:table-cell table:style-name="ce14" office:value-type="float" office:value="163477364.78" calcext:value-type="float">
            <text:p>163.477.364,78</text:p>
          </table:table-cell>
          <table:table-cell table:style-name="ce14" office:value-type="float" office:value="138748516.24" calcext:value-type="float">
            <text:p>138.748.516,24</text:p>
          </table:table-cell>
          <table:table-cell table:style-name="ce14" office:value-type="float" office:value="55265012.62" calcext:value-type="float">
            <text:p>55.265.012,62</text:p>
          </table:table-cell>
          <table:table-cell table:style-name="ce14" office:value-type="float" office:value="173341838.3" calcext:value-type="float">
            <text:p>173.341.838,30</text:p>
          </table:table-cell>
          <table:table-cell table:style-name="ce14" office:value-type="float" office:value="34204924.19" calcext:value-type="float">
            <text:p>34.204.924,19</text:p>
          </table:table-cell>
          <table:table-cell table:style-name="ce14" office:value-type="float" office:value="716100390.26" calcext:value-type="float">
            <text:p>716.100.390,26</text:p>
          </table:table-cell>
          <table:table-cell table:style-name="ce14" office:value-type="float" office:value="4611736683.45" calcext:value-type="float">
            <text:p>4.611.736.683,45</text:p>
          </table:table-cell>
          <table:table-cell table:style-name="ce14" office:value-type="float" office:value="57437981.67" calcext:value-type="float">
            <text:p>57.437.981,67</text:p>
          </table:table-cell>
          <table:table-cell table:style-name="ce14" office:value-type="float" office:value="29518710.72" calcext:value-type="float">
            <text:p>29.518.710,72</text:p>
          </table:table-cell>
          <table:table-cell table:style-name="ce14" office:value-type="float" office:value="11779726.22" calcext:value-type="float">
            <text:p>11.779.726,22</text:p>
          </table:table-cell>
          <table:table-cell table:style-name="ce14" office:value-type="float" office:value="773884269.38" calcext:value-type="float">
            <text:p>773.884.269,38</text:p>
          </table:table-cell>
          <table:table-cell table:style-name="ce14" office:value-type="float" office:value="556680667.63" calcext:value-type="float">
            <text:p>556.680.667,63</text:p>
          </table:table-cell>
          <table:table-cell table:style-name="ce14" office:value-type="float" office:value="35611273.31" calcext:value-type="float">
            <text:p>35.611.273,31</text:p>
          </table:table-cell>
          <table:table-cell table:style-name="ce14" office:value-type="float" office:value="5922229177.3" calcext:value-type="float">
            <text:p>5.922.229.177,30</text:p>
          </table:table-cell>
          <table:table-cell table:style-name="ce14" office:value-type="float" office:value="26487284.56" calcext:value-type="float">
            <text:p>26.487.284,56</text:p>
          </table:table-cell>
          <table:table-cell table:style-name="ce22" office:value-type="float" office:value="16712119825" calcext:value-type="float">
            <text:p>16.712.119.825,0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ENTIDADES FINANCEIRAS</text:p>
          </table:table-cell>
          <table:table-cell table:style-name="ce14" office:value-type="float" office:value="1912.05" calcext:value-type="float">
            <text:p>1.912,0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04046" calcext:value-type="float">
            <text:p>304.046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865619.65" calcext:value-type="float">
            <text:p>1.865.619,65</text:p>
          </table:table-cell>
          <table:table-cell table:style-name="ce14" office:value-type="float" office:value="26403710.6" calcext:value-type="float">
            <text:p>26.403.710,60</text:p>
          </table:table-cell>
          <table:table-cell table:style-name="ce14" office:value-type="float" office:value="52188797.7" calcext:value-type="float">
            <text:p>52.188.797,70</text:p>
          </table:table-cell>
          <table:table-cell table:style-name="ce14" office:value-type="float" office:value="9251228.46" calcext:value-type="float">
            <text:p>9.251.228,46</text:p>
          </table:table-cell>
          <table:table-cell table:style-name="ce14" office:value-type="float" office:value="1251703.96" calcext:value-type="float">
            <text:p>1.251.703,96</text:p>
          </table:table-cell>
          <table:table-cell table:style-name="ce14" office:value-type="float" office:value="42.9" calcext:value-type="float">
            <text:p>42,90</text:p>
          </table:table-cell>
          <table:table-cell table:style-name="ce14" office:value-type="float" office:value="16331505.81" calcext:value-type="float">
            <text:p>16.331.505,81</text:p>
          </table:table-cell>
          <table:table-cell table:style-name="ce14" office:value-type="float" office:value="1655.59" calcext:value-type="float">
            <text:p>1.655,59</text:p>
          </table:table-cell>
          <table:table-cell table:style-name="ce14" office:value-type="float" office:value="359701.14" calcext:value-type="float">
            <text:p>359.701,14</text:p>
          </table:table-cell>
          <table:table-cell table:style-name="ce14" office:value-type="float" office:value="18226222.27" calcext:value-type="float">
            <text:p>18.226.222,27</text:p>
          </table:table-cell>
          <table:table-cell table:style-name="ce14" office:value-type="float" office:value="2177.09" calcext:value-type="float">
            <text:p>2.177,09</text:p>
          </table:table-cell>
          <table:table-cell table:style-name="ce14" office:value-type="float" office:value="244512.28" calcext:value-type="float">
            <text:p>244.512,2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1918074.45" calcext:value-type="float">
            <text:p>21.918.074,45</text:p>
          </table:table-cell>
          <table:table-cell table:style-name="ce14" office:value-type="float" office:value="168195569.03" calcext:value-type="float">
            <text:p>168.195.569,0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12454.29" calcext:value-type="float">
            <text:p>412.454,29</text:p>
          </table:table-cell>
          <table:table-cell table:style-name="ce14" office:value-type="float" office:value="1386.83" calcext:value-type="float">
            <text:p>1.386,83</text:p>
          </table:table-cell>
          <table:table-cell table:style-name="ce14" office:value-type="float" office:value="32328007.32" calcext:value-type="float">
            <text:p>32.328.007,32</text:p>
          </table:table-cell>
          <table:table-cell table:style-name="ce14" office:value-type="float" office:value="3047072.7" calcext:value-type="float">
            <text:p>3.047.072,70</text:p>
          </table:table-cell>
          <table:table-cell table:style-name="ce14" office:value-type="float" office:value="3940477.75" calcext:value-type="float">
            <text:p>3.940.477,75</text:p>
          </table:table-cell>
          <table:table-cell table:style-name="ce14" office:value-type="float" office:value="655398869.49" calcext:value-type="float">
            <text:p>655.398.869,49</text:p>
          </table:table-cell>
          <table:table-cell table:style-name="ce14" office:value-type="float" office:value="37480.95" calcext:value-type="float">
            <text:p>37.480,95</text:p>
          </table:table-cell>
          <table:table-cell table:style-name="ce22" office:value-type="float" office:value="1011712228.31" calcext:value-type="float">
            <text:p>1.011.712.228,3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DEMAIS EMPRESAS</text:p>
          </table:table-cell>
          <table:table-cell table:style-name="ce14" office:value-type="float" office:value="10040181.33" calcext:value-type="float">
            <text:p>10.040.181,33</text:p>
          </table:table-cell>
          <table:table-cell table:style-name="ce14" office:value-type="float" office:value="39244584.3" calcext:value-type="float">
            <text:p>39.244.584,30</text:p>
          </table:table-cell>
          <table:table-cell table:style-name="ce14" office:value-type="float" office:value="135675109.35" calcext:value-type="float">
            <text:p>135.675.109,35</text:p>
          </table:table-cell>
          <table:table-cell table:style-name="ce14" office:value-type="float" office:value="8752455.85" calcext:value-type="float">
            <text:p>8.752.455,85</text:p>
          </table:table-cell>
          <table:table-cell table:style-name="ce14" office:value-type="float" office:value="253466645.45" calcext:value-type="float">
            <text:p>253.466.645,45</text:p>
          </table:table-cell>
          <table:table-cell table:style-name="ce14" office:value-type="float" office:value="165106262.01" calcext:value-type="float">
            <text:p>165.106.262,01</text:p>
          </table:table-cell>
          <table:table-cell table:style-name="ce14" office:value-type="float" office:value="436924729.69" calcext:value-type="float">
            <text:p>436.924.729,69</text:p>
          </table:table-cell>
          <table:table-cell table:style-name="ce14" office:value-type="float" office:value="182178859.59" calcext:value-type="float">
            <text:p>182.178.859,59</text:p>
          </table:table-cell>
          <table:table-cell table:style-name="ce14" office:value-type="float" office:value="238808319.93" calcext:value-type="float">
            <text:p>238.808.319,93</text:p>
          </table:table-cell>
          <table:table-cell table:style-name="ce14" office:value-type="float" office:value="70533529.18" calcext:value-type="float">
            <text:p>70.533.529,18</text:p>
          </table:table-cell>
          <table:table-cell table:style-name="ce14" office:value-type="float" office:value="1637037094.38" calcext:value-type="float">
            <text:p>1.637.037.094,38</text:p>
          </table:table-cell>
          <table:table-cell table:style-name="ce14" office:value-type="float" office:value="120248010.59" calcext:value-type="float">
            <text:p>120.248.010,59</text:p>
          </table:table-cell>
          <table:table-cell table:style-name="ce14" office:value-type="float" office:value="163117663.64" calcext:value-type="float">
            <text:p>163.117.663,64</text:p>
          </table:table-cell>
          <table:table-cell table:style-name="ce14" office:value-type="float" office:value="120522293.97" calcext:value-type="float">
            <text:p>120.522.293,97</text:p>
          </table:table-cell>
          <table:table-cell table:style-name="ce14" office:value-type="float" office:value="55262835.53" calcext:value-type="float">
            <text:p>55.262.835,53</text:p>
          </table:table-cell>
          <table:table-cell table:style-name="ce14" office:value-type="float" office:value="173097326.02" calcext:value-type="float">
            <text:p>173.097.326,02</text:p>
          </table:table-cell>
          <table:table-cell table:style-name="ce14" office:value-type="float" office:value="34204924.19" calcext:value-type="float">
            <text:p>34.204.924,19</text:p>
          </table:table-cell>
          <table:table-cell table:style-name="ce14" office:value-type="float" office:value="694182315.81" calcext:value-type="float">
            <text:p>694.182.315,81</text:p>
          </table:table-cell>
          <table:table-cell table:style-name="ce14" office:value-type="float" office:value="4443541114.42" calcext:value-type="float">
            <text:p>4.443.541.114,42</text:p>
          </table:table-cell>
          <table:table-cell table:style-name="ce14" office:value-type="float" office:value="57437981.67" calcext:value-type="float">
            <text:p>57.437.981,67</text:p>
          </table:table-cell>
          <table:table-cell table:style-name="ce14" office:value-type="float" office:value="29106256.43" calcext:value-type="float">
            <text:p>29.106.256,43</text:p>
          </table:table-cell>
          <table:table-cell table:style-name="ce14" office:value-type="float" office:value="11778339.39" calcext:value-type="float">
            <text:p>11.778.339,39</text:p>
          </table:table-cell>
          <table:table-cell table:style-name="ce14" office:value-type="float" office:value="741556262.06" calcext:value-type="float">
            <text:p>741.556.262,06</text:p>
          </table:table-cell>
          <table:table-cell table:style-name="ce14" office:value-type="float" office:value="553633594.93" calcext:value-type="float">
            <text:p>553.633.594,93</text:p>
          </table:table-cell>
          <table:table-cell table:style-name="ce14" office:value-type="float" office:value="31670795.56" calcext:value-type="float">
            <text:p>31.670.795,56</text:p>
          </table:table-cell>
          <table:table-cell table:style-name="ce14" office:value-type="float" office:value="5266830307.81" calcext:value-type="float">
            <text:p>5.266.830.307,81</text:p>
          </table:table-cell>
          <table:table-cell table:style-name="ce14" office:value-type="float" office:value="26449803.61" calcext:value-type="float">
            <text:p>26.449.803,61</text:p>
          </table:table-cell>
          <table:table-cell table:style-name="ce22" office:value-type="float" office:value="15700407596.69" calcext:value-type="float">
            <text:p>15.700.407.596,6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MPOSTO S/ RENDA RETIDO NA FONTE</text:p>
          </table:table-cell>
          <table:table-cell table:style-name="ce14" office:value-type="float" office:value="9552506.42" calcext:value-type="float">
            <text:p>9.552.506,42</text:p>
          </table:table-cell>
          <table:table-cell table:style-name="ce14" office:value-type="float" office:value="37122249.61" calcext:value-type="float">
            <text:p>37.122.249,61</text:p>
          </table:table-cell>
          <table:table-cell table:style-name="ce14" office:value-type="float" office:value="109047692.17" calcext:value-type="float">
            <text:p>109.047.692,17</text:p>
          </table:table-cell>
          <table:table-cell table:style-name="ce14" office:value-type="float" office:value="6558980.5" calcext:value-type="float">
            <text:p>6.558.980,50</text:p>
          </table:table-cell>
          <table:table-cell table:style-name="ce14" office:value-type="float" office:value="214369736.66" calcext:value-type="float">
            <text:p>214.369.736,66</text:p>
          </table:table-cell>
          <table:table-cell table:style-name="ce14" office:value-type="float" office:value="183066001.95" calcext:value-type="float">
            <text:p>183.066.001,95</text:p>
          </table:table-cell>
          <table:table-cell table:style-name="ce14" office:value-type="float" office:value="3956182506.02" calcext:value-type="float">
            <text:p>3.956.182.506,02</text:p>
          </table:table-cell>
          <table:table-cell table:style-name="ce14" office:value-type="float" office:value="137958220.65" calcext:value-type="float">
            <text:p>137.958.220,65</text:p>
          </table:table-cell>
          <table:table-cell table:style-name="ce14" office:value-type="float" office:value="162431428.18" calcext:value-type="float">
            <text:p>162.431.428,18</text:p>
          </table:table-cell>
          <table:table-cell table:style-name="ce14" office:value-type="float" office:value="47539254.13" calcext:value-type="float">
            <text:p>47.539.254,13</text:p>
          </table:table-cell>
          <table:table-cell table:style-name="ce14" office:value-type="float" office:value="756961362.03" calcext:value-type="float">
            <text:p>756.961.362,03</text:p>
          </table:table-cell>
          <table:table-cell table:style-name="ce14" office:value-type="float" office:value="69341458.34" calcext:value-type="float">
            <text:p>69.341.458,34</text:p>
          </table:table-cell>
          <table:table-cell table:style-name="ce14" office:value-type="float" office:value="111929910.17" calcext:value-type="float">
            <text:p>111.929.910,17</text:p>
          </table:table-cell>
          <table:table-cell table:style-name="ce14" office:value-type="float" office:value="102562132.8" calcext:value-type="float">
            <text:p>102.562.132,80</text:p>
          </table:table-cell>
          <table:table-cell table:style-name="ce14" office:value-type="float" office:value="63705556.97" calcext:value-type="float">
            <text:p>63.705.556,97</text:p>
          </table:table-cell>
          <table:table-cell table:style-name="ce14" office:value-type="float" office:value="190057364.44" calcext:value-type="float">
            <text:p>190.057.364,44</text:p>
          </table:table-cell>
          <table:table-cell table:style-name="ce14" office:value-type="float" office:value="30595743.36" calcext:value-type="float">
            <text:p>30.595.743,36</text:p>
          </table:table-cell>
          <table:table-cell table:style-name="ce14" office:value-type="float" office:value="497156129.38" calcext:value-type="float">
            <text:p>497.156.129,38</text:p>
          </table:table-cell>
          <table:table-cell table:style-name="ce14" office:value-type="float" office:value="2680636116.22" calcext:value-type="float">
            <text:p>2.680.636.116,22</text:p>
          </table:table-cell>
          <table:table-cell table:style-name="ce14" office:value-type="float" office:value="54943875.78" calcext:value-type="float">
            <text:p>54.943.875,78</text:p>
          </table:table-cell>
          <table:table-cell table:style-name="ce14" office:value-type="float" office:value="30536910.08" calcext:value-type="float">
            <text:p>30.536.910,08</text:p>
          </table:table-cell>
          <table:table-cell table:style-name="ce14" office:value-type="float" office:value="8334042.19" calcext:value-type="float">
            <text:p>8.334.042,19</text:p>
          </table:table-cell>
          <table:table-cell table:style-name="ce14" office:value-type="float" office:value="602363850.69" calcext:value-type="float">
            <text:p>602.363.850,69</text:p>
          </table:table-cell>
          <table:table-cell table:style-name="ce14" office:value-type="float" office:value="372996078.66" calcext:value-type="float">
            <text:p>372.996.078,66</text:p>
          </table:table-cell>
          <table:table-cell table:style-name="ce14" office:value-type="float" office:value="36013121.14" calcext:value-type="float">
            <text:p>36.013.121,14</text:p>
          </table:table-cell>
          <table:table-cell table:style-name="ce14" office:value-type="float" office:value="8742205364.63" calcext:value-type="float">
            <text:p>8.742.205.364,63</text:p>
          </table:table-cell>
          <table:table-cell table:style-name="ce14" office:value-type="float" office:value="16730589.71" calcext:value-type="float">
            <text:p>16.730.589,71</text:p>
          </table:table-cell>
          <table:table-cell table:style-name="ce22" office:value-type="float" office:value="19230898182.88" calcext:value-type="float">
            <text:p>19.230.898.182,8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NDIMENTOS DO TRABALHO</text:p>
          </table:table-cell>
          <table:table-cell table:style-name="ce14" office:value-type="float" office:value="7997383.15" calcext:value-type="float">
            <text:p>7.997.383,15</text:p>
          </table:table-cell>
          <table:table-cell table:style-name="ce14" office:value-type="float" office:value="32870582.52" calcext:value-type="float">
            <text:p>32.870.582,52</text:p>
          </table:table-cell>
          <table:table-cell table:style-name="ce14" office:value-type="float" office:value="79373238.93" calcext:value-type="float">
            <text:p>79.373.238,93</text:p>
          </table:table-cell>
          <table:table-cell table:style-name="ce14" office:value-type="float" office:value="5967225.42" calcext:value-type="float">
            <text:p>5.967.225,42</text:p>
          </table:table-cell>
          <table:table-cell table:style-name="ce14" office:value-type="float" office:value="171811734.53" calcext:value-type="float">
            <text:p>171.811.734,53</text:p>
          </table:table-cell>
          <table:table-cell table:style-name="ce14" office:value-type="float" office:value="151557071.83" calcext:value-type="float">
            <text:p>151.557.071,83</text:p>
          </table:table-cell>
          <table:table-cell table:style-name="ce14" office:value-type="float" office:value="3358664172.44" calcext:value-type="float">
            <text:p>3.358.664.172,44</text:p>
          </table:table-cell>
          <table:table-cell table:style-name="ce14" office:value-type="float" office:value="98735264.72" calcext:value-type="float">
            <text:p>98.735.264,72</text:p>
          </table:table-cell>
          <table:table-cell table:style-name="ce14" office:value-type="float" office:value="133626506.42" calcext:value-type="float">
            <text:p>133.626.506,42</text:p>
          </table:table-cell>
          <table:table-cell table:style-name="ce14" office:value-type="float" office:value="42215593.79" calcext:value-type="float">
            <text:p>42.215.593,79</text:p>
          </table:table-cell>
          <table:table-cell table:style-name="ce14" office:value-type="float" office:value="552005264.02" calcext:value-type="float">
            <text:p>552.005.264,02</text:p>
          </table:table-cell>
          <table:table-cell table:style-name="ce14" office:value-type="float" office:value="58510973.41" calcext:value-type="float">
            <text:p>58.510.973,41</text:p>
          </table:table-cell>
          <table:table-cell table:style-name="ce14" office:value-type="float" office:value="92526955.93" calcext:value-type="float">
            <text:p>92.526.955,93</text:p>
          </table:table-cell>
          <table:table-cell table:style-name="ce14" office:value-type="float" office:value="84705118.98" calcext:value-type="float">
            <text:p>84.705.118,98</text:p>
          </table:table-cell>
          <table:table-cell table:style-name="ce14" office:value-type="float" office:value="58895370.24" calcext:value-type="float">
            <text:p>58.895.370,24</text:p>
          </table:table-cell>
          <table:table-cell table:style-name="ce14" office:value-type="float" office:value="158072678.24" calcext:value-type="float">
            <text:p>158.072.678,24</text:p>
          </table:table-cell>
          <table:table-cell table:style-name="ce14" office:value-type="float" office:value="27357153.63" calcext:value-type="float">
            <text:p>27.357.153,63</text:p>
          </table:table-cell>
          <table:table-cell table:style-name="ce14" office:value-type="float" office:value="370084464.34" calcext:value-type="float">
            <text:p>370.084.464,34</text:p>
          </table:table-cell>
          <table:table-cell table:style-name="ce14" office:value-type="float" office:value="1169959946.54" calcext:value-type="float">
            <text:p>1.169.959.946,54</text:p>
          </table:table-cell>
          <table:table-cell table:style-name="ce14" office:value-type="float" office:value="49579381.4" calcext:value-type="float">
            <text:p>49.579.381,40</text:p>
          </table:table-cell>
          <table:table-cell table:style-name="ce14" office:value-type="float" office:value="23989977.72" calcext:value-type="float">
            <text:p>23.989.977,72</text:p>
          </table:table-cell>
          <table:table-cell table:style-name="ce14" office:value-type="float" office:value="7194350.05" calcext:value-type="float">
            <text:p>7.194.350,05</text:p>
          </table:table-cell>
          <table:table-cell table:style-name="ce14" office:value-type="float" office:value="452165532.13" calcext:value-type="float">
            <text:p>452.165.532,13</text:p>
          </table:table-cell>
          <table:table-cell table:style-name="ce14" office:value-type="float" office:value="278072803.25" calcext:value-type="float">
            <text:p>278.072.803,25</text:p>
          </table:table-cell>
          <table:table-cell table:style-name="ce14" office:value-type="float" office:value="30020869.54" calcext:value-type="float">
            <text:p>30.020.869,54</text:p>
          </table:table-cell>
          <table:table-cell table:style-name="ce14" office:value-type="float" office:value="3578487298.31" calcext:value-type="float">
            <text:p>3.578.487.298,31</text:p>
          </table:table-cell>
          <table:table-cell table:style-name="ce14" office:value-type="float" office:value="15081019.28" calcext:value-type="float">
            <text:p>15.081.019,28</text:p>
          </table:table-cell>
          <table:table-cell table:style-name="ce22" office:value-type="float" office:value="11089527930.76" calcext:value-type="float">
            <text:p>11.089.527.930,7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NDIMENTOS DO CAPITAL</text:p>
          </table:table-cell>
          <table:table-cell table:style-name="ce14" office:value-type="float" office:value="553848.19" calcext:value-type="float">
            <text:p>553.848,19</text:p>
          </table:table-cell>
          <table:table-cell table:style-name="ce14" office:value-type="float" office:value="1234909.46" calcext:value-type="float">
            <text:p>1.234.909,46</text:p>
          </table:table-cell>
          <table:table-cell table:style-name="ce14" office:value-type="float" office:value="6256724.01" calcext:value-type="float">
            <text:p>6.256.724,01</text:p>
          </table:table-cell>
          <table:table-cell table:style-name="ce14" office:value-type="float" office:value="78404.63" calcext:value-type="float">
            <text:p>78.404,63</text:p>
          </table:table-cell>
          <table:table-cell table:style-name="ce14" office:value-type="float" office:value="9414326.74" calcext:value-type="float">
            <text:p>9.414.326,74</text:p>
          </table:table-cell>
          <table:table-cell table:style-name="ce14" office:value-type="float" office:value="10723595.16" calcext:value-type="float">
            <text:p>10.723.595,16</text:p>
          </table:table-cell>
          <table:table-cell table:style-name="ce14" office:value-type="float" office:value="260706888.4" calcext:value-type="float">
            <text:p>260.706.888,40</text:p>
          </table:table-cell>
          <table:table-cell table:style-name="ce14" office:value-type="float" office:value="14485740" calcext:value-type="float">
            <text:p>14.485.740,00</text:p>
          </table:table-cell>
          <table:table-cell table:style-name="ce14" office:value-type="float" office:value="11976520.95" calcext:value-type="float">
            <text:p>11.976.520,95</text:p>
          </table:table-cell>
          <table:table-cell table:style-name="ce14" office:value-type="float" office:value="1510124.67" calcext:value-type="float">
            <text:p>1.510.124,67</text:p>
          </table:table-cell>
          <table:table-cell table:style-name="ce14" office:value-type="float" office:value="88071381" calcext:value-type="float">
            <text:p>88.071.381,00</text:p>
          </table:table-cell>
          <table:table-cell table:style-name="ce14" office:value-type="float" office:value="5963319.82" calcext:value-type="float">
            <text:p>5.963.319,82</text:p>
          </table:table-cell>
          <table:table-cell table:style-name="ce14" office:value-type="float" office:value="10221393.22" calcext:value-type="float">
            <text:p>10.221.393,22</text:p>
          </table:table-cell>
          <table:table-cell table:style-name="ce14" office:value-type="float" office:value="4537429.85" calcext:value-type="float">
            <text:p>4.537.429,85</text:p>
          </table:table-cell>
          <table:table-cell table:style-name="ce14" office:value-type="float" office:value="2358362.93" calcext:value-type="float">
            <text:p>2.358.362,93</text:p>
          </table:table-cell>
          <table:table-cell table:style-name="ce14" office:value-type="float" office:value="13279148.38" calcext:value-type="float">
            <text:p>13.279.148,38</text:p>
          </table:table-cell>
          <table:table-cell table:style-name="ce14" office:value-type="float" office:value="1091343.22" calcext:value-type="float">
            <text:p>1.091.343,22</text:p>
          </table:table-cell>
          <table:table-cell table:style-name="ce14" office:value-type="float" office:value="55499545.34" calcext:value-type="float">
            <text:p>55.499.545,34</text:p>
          </table:table-cell>
          <table:table-cell table:style-name="ce14" office:value-type="float" office:value="867833962.49" calcext:value-type="float">
            <text:p>867.833.962,49</text:p>
          </table:table-cell>
          <table:table-cell table:style-name="ce14" office:value-type="float" office:value="2148681.41" calcext:value-type="float">
            <text:p>2.148.681,41</text:p>
          </table:table-cell>
          <table:table-cell table:style-name="ce14" office:value-type="float" office:value="4806272.27" calcext:value-type="float">
            <text:p>4.806.272,27</text:p>
          </table:table-cell>
          <table:table-cell table:style-name="ce14" office:value-type="float" office:value="118332.01" calcext:value-type="float">
            <text:p>118.332,01</text:p>
          </table:table-cell>
          <table:table-cell table:style-name="ce14" office:value-type="float" office:value="81799386.23" calcext:value-type="float">
            <text:p>81.799.386,23</text:p>
          </table:table-cell>
          <table:table-cell table:style-name="ce14" office:value-type="float" office:value="38551404.7" calcext:value-type="float">
            <text:p>38.551.404,70</text:p>
          </table:table-cell>
          <table:table-cell table:style-name="ce14" office:value-type="float" office:value="2091269.23" calcext:value-type="float">
            <text:p>2.091.269,23</text:p>
          </table:table-cell>
          <table:table-cell table:style-name="ce14" office:value-type="float" office:value="2279952127.15" calcext:value-type="float">
            <text:p>2.279.952.127,15</text:p>
          </table:table-cell>
          <table:table-cell table:style-name="ce14" office:value-type="float" office:value="421919.23" calcext:value-type="float">
            <text:p>421.919,23</text:p>
          </table:table-cell>
          <table:table-cell table:style-name="ce22" office:value-type="float" office:value="3775686360.69" calcext:value-type="float">
            <text:p>3.775.686.360,6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MESSAS P/ EXTERIOR</text:p>
          </table:table-cell>
          <table:table-cell table:style-name="ce14" office:value-type="float" office:value="165442.61" calcext:value-type="float">
            <text:p>165.442,61</text:p>
          </table:table-cell>
          <table:table-cell table:style-name="ce14" office:value-type="float" office:value="377411.49" calcext:value-type="float">
            <text:p>377.411,49</text:p>
          </table:table-cell>
          <table:table-cell table:style-name="ce14" office:value-type="float" office:value="16667564.18" calcext:value-type="float">
            <text:p>16.667.564,18</text:p>
          </table:table-cell>
          <table:table-cell table:style-name="ce14" office:value-type="float" office:value="36853.27" calcext:value-type="float">
            <text:p>36.853,27</text:p>
          </table:table-cell>
          <table:table-cell table:style-name="ce14" office:value-type="float" office:value="15794524.4" calcext:value-type="float">
            <text:p>15.794.524,40</text:p>
          </table:table-cell>
          <table:table-cell table:style-name="ce14" office:value-type="float" office:value="6211584.7" calcext:value-type="float">
            <text:p>6.211.584,70</text:p>
          </table:table-cell>
          <table:table-cell table:style-name="ce14" office:value-type="float" office:value="77290976.54" calcext:value-type="float">
            <text:p>77.290.976,54</text:p>
          </table:table-cell>
          <table:table-cell table:style-name="ce14" office:value-type="float" office:value="15148879.29" calcext:value-type="float">
            <text:p>15.148.879,29</text:p>
          </table:table-cell>
          <table:table-cell table:style-name="ce14" office:value-type="float" office:value="6097066.12" calcext:value-type="float">
            <text:p>6.097.066,12</text:p>
          </table:table-cell>
          <table:table-cell table:style-name="ce14" office:value-type="float" office:value="843133.02" calcext:value-type="float">
            <text:p>843.133,02</text:p>
          </table:table-cell>
          <table:table-cell table:style-name="ce14" office:value-type="float" office:value="58104738.05" calcext:value-type="float">
            <text:p>58.104.738,05</text:p>
          </table:table-cell>
          <table:table-cell table:style-name="ce14" office:value-type="float" office:value="1241822.36" calcext:value-type="float">
            <text:p>1.241.822,36</text:p>
          </table:table-cell>
          <table:table-cell table:style-name="ce14" office:value-type="float" office:value="3067698.68" calcext:value-type="float">
            <text:p>3.067.698,68</text:p>
          </table:table-cell>
          <table:table-cell table:style-name="ce14" office:value-type="float" office:value="3806271.9" calcext:value-type="float">
            <text:p>3.806.271,90</text:p>
          </table:table-cell>
          <table:table-cell table:style-name="ce14" office:value-type="float" office:value="160700.63" calcext:value-type="float">
            <text:p>160.700,63</text:p>
          </table:table-cell>
          <table:table-cell table:style-name="ce14" office:value-type="float" office:value="8854364.3" calcext:value-type="float">
            <text:p>8.854.364,30</text:p>
          </table:table-cell>
          <table:table-cell table:style-name="ce14" office:value-type="float" office:value="244118.07" calcext:value-type="float">
            <text:p>244.118,07</text:p>
          </table:table-cell>
          <table:table-cell table:style-name="ce14" office:value-type="float" office:value="41849738.48" calcext:value-type="float">
            <text:p>41.849.738,48</text:p>
          </table:table-cell>
          <table:table-cell table:style-name="ce14" office:value-type="float" office:value="497927726.88" calcext:value-type="float">
            <text:p>497.927.726,88</text:p>
          </table:table-cell>
          <table:table-cell table:style-name="ce14" office:value-type="float" office:value="867717.49" calcext:value-type="float">
            <text:p>867.717,49</text:p>
          </table:table-cell>
          <table:table-cell table:style-name="ce14" office:value-type="float" office:value="259163.2" calcext:value-type="float">
            <text:p>259.163,20</text:p>
          </table:table-cell>
          <table:table-cell table:style-name="ce14" office:value-type="float" office:value="42855.56" calcext:value-type="float">
            <text:p>42.855,56</text:p>
          </table:table-cell>
          <table:table-cell table:style-name="ce14" office:value-type="float" office:value="29968470.59" calcext:value-type="float">
            <text:p>29.968.470,59</text:p>
          </table:table-cell>
          <table:table-cell table:style-name="ce14" office:value-type="float" office:value="32595328.03" calcext:value-type="float">
            <text:p>32.595.328,03</text:p>
          </table:table-cell>
          <table:table-cell table:style-name="ce14" office:value-type="float" office:value="726000.36" calcext:value-type="float">
            <text:p>726.000,36</text:p>
          </table:table-cell>
          <table:table-cell table:style-name="ce14" office:value-type="float" office:value="2063243739.74" calcext:value-type="float">
            <text:p>2.063.243.739,74</text:p>
          </table:table-cell>
          <table:table-cell table:style-name="ce14" office:value-type="float" office:value="164213.29" calcext:value-type="float">
            <text:p>164.213,29</text:p>
          </table:table-cell>
          <table:table-cell table:style-name="ce22" office:value-type="float" office:value="2881758103.23" calcext:value-type="float">
            <text:p>2.881.758.103,23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OUTROS RENDIMENTOS</text:p>
          </table:table-cell>
          <table:table-cell table:style-name="ce14" office:value-type="float" office:value="835832.47" calcext:value-type="float">
            <text:p>835.832,47</text:p>
          </table:table-cell>
          <table:table-cell table:style-name="ce14" office:value-type="float" office:value="2639346.14" calcext:value-type="float">
            <text:p>2.639.346,14</text:p>
          </table:table-cell>
          <table:table-cell table:style-name="ce14" office:value-type="float" office:value="6750165.05" calcext:value-type="float">
            <text:p>6.750.165,05</text:p>
          </table:table-cell>
          <table:table-cell table:style-name="ce14" office:value-type="float" office:value="476497.18" calcext:value-type="float">
            <text:p>476.497,18</text:p>
          </table:table-cell>
          <table:table-cell table:style-name="ce14" office:value-type="float" office:value="17349150.99" calcext:value-type="float">
            <text:p>17.349.150,99</text:p>
          </table:table-cell>
          <table:table-cell table:style-name="ce14" office:value-type="float" office:value="14573750.26" calcext:value-type="float">
            <text:p>14.573.750,26</text:p>
          </table:table-cell>
          <table:table-cell table:style-name="ce14" office:value-type="float" office:value="259520468.64" calcext:value-type="float">
            <text:p>259.520.468,64</text:p>
          </table:table-cell>
          <table:table-cell table:style-name="ce14" office:value-type="float" office:value="9588336.64" calcext:value-type="float">
            <text:p>9.588.336,64</text:p>
          </table:table-cell>
          <table:table-cell table:style-name="ce14" office:value-type="float" office:value="10731334.69" calcext:value-type="float">
            <text:p>10.731.334,69</text:p>
          </table:table-cell>
          <table:table-cell table:style-name="ce14" office:value-type="float" office:value="2970402.65" calcext:value-type="float">
            <text:p>2.970.402,65</text:p>
          </table:table-cell>
          <table:table-cell table:style-name="ce14" office:value-type="float" office:value="58779978.96" calcext:value-type="float">
            <text:p>58.779.978,96</text:p>
          </table:table-cell>
          <table:table-cell table:style-name="ce14" office:value-type="float" office:value="3625342.75" calcext:value-type="float">
            <text:p>3.625.342,75</text:p>
          </table:table-cell>
          <table:table-cell table:style-name="ce14" office:value-type="float" office:value="6113862.34" calcext:value-type="float">
            <text:p>6.113.862,34</text:p>
          </table:table-cell>
          <table:table-cell table:style-name="ce14" office:value-type="float" office:value="9513312.07" calcext:value-type="float">
            <text:p>9.513.312,07</text:p>
          </table:table-cell>
          <table:table-cell table:style-name="ce14" office:value-type="float" office:value="2291123.17" calcext:value-type="float">
            <text:p>2.291.123,17</text:p>
          </table:table-cell>
          <table:table-cell table:style-name="ce14" office:value-type="float" office:value="9851173.52" calcext:value-type="float">
            <text:p>9.851.173,52</text:p>
          </table:table-cell>
          <table:table-cell table:style-name="ce14" office:value-type="float" office:value="1903128.44" calcext:value-type="float">
            <text:p>1.903.128,44</text:p>
          </table:table-cell>
          <table:table-cell table:style-name="ce14" office:value-type="float" office:value="29722381.22" calcext:value-type="float">
            <text:p>29.722.381,22</text:p>
          </table:table-cell>
          <table:table-cell table:style-name="ce14" office:value-type="float" office:value="144914480.31" calcext:value-type="float">
            <text:p>144.914.480,31</text:p>
          </table:table-cell>
          <table:table-cell table:style-name="ce14" office:value-type="float" office:value="2348095.48" calcext:value-type="float">
            <text:p>2.348.095,48</text:p>
          </table:table-cell>
          <table:table-cell table:style-name="ce14" office:value-type="float" office:value="1481496.89" calcext:value-type="float">
            <text:p>1.481.496,89</text:p>
          </table:table-cell>
          <table:table-cell table:style-name="ce14" office:value-type="float" office:value="978504.57" calcext:value-type="float">
            <text:p>978.504,57</text:p>
          </table:table-cell>
          <table:table-cell table:style-name="ce14" office:value-type="float" office:value="38430461.74" calcext:value-type="float">
            <text:p>38.430.461,74</text:p>
          </table:table-cell>
          <table:table-cell table:style-name="ce14" office:value-type="float" office:value="23776542.68" calcext:value-type="float">
            <text:p>23.776.542,68</text:p>
          </table:table-cell>
          <table:table-cell table:style-name="ce14" office:value-type="float" office:value="3174982.01" calcext:value-type="float">
            <text:p>3.174.982,01</text:p>
          </table:table-cell>
          <table:table-cell table:style-name="ce14" office:value-type="float" office:value="820522199.43" calcext:value-type="float">
            <text:p>820.522.199,43</text:p>
          </table:table-cell>
          <table:table-cell table:style-name="ce14" office:value-type="float" office:value="1063437.91" calcext:value-type="float">
            <text:p>1.063.437,91</text:p>
          </table:table-cell>
          <table:table-cell table:style-name="ce22" office:value-type="float" office:value="1483925788.2" calcext:value-type="float">
            <text:p>1.483.925.788,2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/ OPERAÇÕES FINANCEIRAS</text:p>
          </table:table-cell>
          <table:table-cell table:style-name="ce14" office:value-type="float" office:value="540908.64" calcext:value-type="float">
            <text:p>540.908,64</text:p>
          </table:table-cell>
          <table:table-cell table:style-name="ce14" office:value-type="float" office:value="981394.31" calcext:value-type="float">
            <text:p>981.394,31</text:p>
          </table:table-cell>
          <table:table-cell table:style-name="ce14" office:value-type="float" office:value="3818298.97" calcext:value-type="float">
            <text:p>3.818.298,97</text:p>
          </table:table-cell>
          <table:table-cell table:style-name="ce14" office:value-type="float" office:value="249748.85" calcext:value-type="float">
            <text:p>249.748,85</text:p>
          </table:table-cell>
          <table:table-cell table:style-name="ce14" office:value-type="float" office:value="4663405.23" calcext:value-type="float">
            <text:p>4.663.405,23</text:p>
          </table:table-cell>
          <table:table-cell table:style-name="ce14" office:value-type="float" office:value="4774536.9" calcext:value-type="float">
            <text:p>4.774.536,90</text:p>
          </table:table-cell>
          <table:table-cell table:style-name="ce14" office:value-type="float" office:value="778072256.4" calcext:value-type="float">
            <text:p>778.072.256,40</text:p>
          </table:table-cell>
          <table:table-cell table:style-name="ce14" office:value-type="float" office:value="21407970.39" calcext:value-type="float">
            <text:p>21.407.970,39</text:p>
          </table:table-cell>
          <table:table-cell table:style-name="ce14" office:value-type="float" office:value="21187097.93" calcext:value-type="float">
            <text:p>21.187.097,93</text:p>
          </table:table-cell>
          <table:table-cell table:style-name="ce14" office:value-type="float" office:value="936110.69" calcext:value-type="float">
            <text:p>936.110,69</text:p>
          </table:table-cell>
          <table:table-cell table:style-name="ce14" office:value-type="float" office:value="119947367.35" calcext:value-type="float">
            <text:p>119.947.367,35</text:p>
          </table:table-cell>
          <table:table-cell table:style-name="ce14" office:value-type="float" office:value="11715405.4" calcext:value-type="float">
            <text:p>11.715.405,40</text:p>
          </table:table-cell>
          <table:table-cell table:style-name="ce14" office:value-type="float" office:value="33845420.44" calcext:value-type="float">
            <text:p>33.845.420,44</text:p>
          </table:table-cell>
          <table:table-cell table:style-name="ce14" office:value-type="float" office:value="36577021.92" calcext:value-type="float">
            <text:p>36.577.021,92</text:p>
          </table:table-cell>
          <table:table-cell table:style-name="ce14" office:value-type="float" office:value="2930923.53" calcext:value-type="float">
            <text:p>2.930.923,53</text:p>
          </table:table-cell>
          <table:table-cell table:style-name="ce14" office:value-type="float" office:value="4618475.61" calcext:value-type="float">
            <text:p>4.618.475,61</text:p>
          </table:table-cell>
          <table:table-cell table:style-name="ce14" office:value-type="float" office:value="431216.69" calcext:value-type="float">
            <text:p>431.216,69</text:p>
          </table:table-cell>
          <table:table-cell table:style-name="ce14" office:value-type="float" office:value="102211628.48" calcext:value-type="float">
            <text:p>102.211.628,48</text:p>
          </table:table-cell>
          <table:table-cell table:style-name="ce14" office:value-type="float" office:value="174618769.85" calcext:value-type="float">
            <text:p>174.618.769,85</text:p>
          </table:table-cell>
          <table:table-cell table:style-name="ce14" office:value-type="float" office:value="2175341.36" calcext:value-type="float">
            <text:p>2.175.341,36</text:p>
          </table:table-cell>
          <table:table-cell table:style-name="ce14" office:value-type="float" office:value="15043235.57" calcext:value-type="float">
            <text:p>15.043.235,57</text:p>
          </table:table-cell>
          <table:table-cell table:style-name="ce14" office:value-type="float" office:value="84036.95" calcext:value-type="float">
            <text:p>84.036,95</text:p>
          </table:table-cell>
          <table:table-cell table:style-name="ce14" office:value-type="float" office:value="154901732.28" calcext:value-type="float">
            <text:p>154.901.732,28</text:p>
          </table:table-cell>
          <table:table-cell table:style-name="ce14" office:value-type="float" office:value="53486095.81" calcext:value-type="float">
            <text:p>53.486.095,81</text:p>
          </table:table-cell>
          <table:table-cell table:style-name="ce14" office:value-type="float" office:value="5038374.93" calcext:value-type="float">
            <text:p>5.038.374,93</text:p>
          </table:table-cell>
          <table:table-cell table:style-name="ce14" office:value-type="float" office:value="2874996679.05" calcext:value-type="float">
            <text:p>2.874.996.679,05</text:p>
          </table:table-cell>
          <table:table-cell table:style-name="ce14" office:value-type="float" office:value="340737.16" calcext:value-type="float">
            <text:p>340.737,16</text:p>
          </table:table-cell>
          <table:table-cell table:style-name="ce22" office:value-type="float" office:value="4429594190.69" calcext:value-type="float">
            <text:p>4.429.594.190,6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TERRITORIAL RURAL</text:p>
          </table:table-cell>
          <table:table-cell table:style-name="ce14" office:value-type="float" office:value="32011.9" calcext:value-type="float">
            <text:p>32.011,90</text:p>
          </table:table-cell>
          <table:table-cell table:style-name="ce14" office:value-type="float" office:value="189859.65" calcext:value-type="float">
            <text:p>189.859,65</text:p>
          </table:table-cell>
          <table:table-cell table:style-name="ce14" office:value-type="float" office:value="227670.82" calcext:value-type="float">
            <text:p>227.670,82</text:p>
          </table:table-cell>
          <table:table-cell table:style-name="ce14" office:value-type="float" office:value="134155.04" calcext:value-type="float">
            <text:p>134.155,04</text:p>
          </table:table-cell>
          <table:table-cell table:style-name="ce14" office:value-type="float" office:value="1527909.47" calcext:value-type="float">
            <text:p>1.527.909,47</text:p>
          </table:table-cell>
          <table:table-cell table:style-name="ce14" office:value-type="float" office:value="201242.14" calcext:value-type="float">
            <text:p>201.242,14</text:p>
          </table:table-cell>
          <table:table-cell table:style-name="ce14" office:value-type="float" office:value="107992.97" calcext:value-type="float">
            <text:p>107.992,97</text:p>
          </table:table-cell>
          <table:table-cell table:style-name="ce14" office:value-type="float" office:value="494187.02" calcext:value-type="float">
            <text:p>494.187,02</text:p>
          </table:table-cell>
          <table:table-cell table:style-name="ce14" office:value-type="float" office:value="4579528.86" calcext:value-type="float">
            <text:p>4.579.528,86</text:p>
          </table:table-cell>
          <table:table-cell table:style-name="ce14" office:value-type="float" office:value="1416405.78" calcext:value-type="float">
            <text:p>1.416.405,78</text:p>
          </table:table-cell>
          <table:table-cell table:style-name="ce14" office:value-type="float" office:value="5122917.81" calcext:value-type="float">
            <text:p>5.122.917,81</text:p>
          </table:table-cell>
          <table:table-cell table:style-name="ce14" office:value-type="float" office:value="5648899.63" calcext:value-type="float">
            <text:p>5.648.899,63</text:p>
          </table:table-cell>
          <table:table-cell table:style-name="ce14" office:value-type="float" office:value="5940913.08" calcext:value-type="float">
            <text:p>5.940.913,08</text:p>
          </table:table-cell>
          <table:table-cell table:style-name="ce14" office:value-type="float" office:value="1173812.19" calcext:value-type="float">
            <text:p>1.173.812,19</text:p>
          </table:table-cell>
          <table:table-cell table:style-name="ce14" office:value-type="float" office:value="144925.06" calcext:value-type="float">
            <text:p>144.925,06</text:p>
          </table:table-cell>
          <table:table-cell table:style-name="ce14" office:value-type="float" office:value="200212.83" calcext:value-type="float">
            <text:p>200.212,83</text:p>
          </table:table-cell>
          <table:table-cell table:style-name="ce14" office:value-type="float" office:value="750863.62" calcext:value-type="float">
            <text:p>750.863,62</text:p>
          </table:table-cell>
          <table:table-cell table:style-name="ce14" office:value-type="float" office:value="6663939.66" calcext:value-type="float">
            <text:p>6.663.939,66</text:p>
          </table:table-cell>
          <table:table-cell table:style-name="ce14" office:value-type="float" office:value="560074.72" calcext:value-type="float">
            <text:p>560.074,72</text:p>
          </table:table-cell>
          <table:table-cell table:style-name="ce14" office:value-type="float" office:value="92719.74" calcext:value-type="float">
            <text:p>92.719,74</text:p>
          </table:table-cell>
          <table:table-cell table:style-name="ce14" office:value-type="float" office:value="666553.28" calcext:value-type="float">
            <text:p>666.553,28</text:p>
          </table:table-cell>
          <table:table-cell table:style-name="ce14" office:value-type="float" office:value="110589.2" calcext:value-type="float">
            <text:p>110.589,20</text:p>
          </table:table-cell>
          <table:table-cell table:style-name="ce14" office:value-type="float" office:value="5306302.4" calcext:value-type="float">
            <text:p>5.306.302,40</text:p>
          </table:table-cell>
          <table:table-cell table:style-name="ce14" office:value-type="float" office:value="1503348.83" calcext:value-type="float">
            <text:p>1.503.348,83</text:p>
          </table:table-cell>
          <table:table-cell table:style-name="ce14" office:value-type="float" office:value="64520.55" calcext:value-type="float">
            <text:p>64.520,55</text:p>
          </table:table-cell>
          <table:table-cell table:style-name="ce14" office:value-type="float" office:value="10149611.57" calcext:value-type="float">
            <text:p>10.149.611,57</text:p>
          </table:table-cell>
          <table:table-cell table:style-name="ce14" office:value-type="float" office:value="1001804.9" calcext:value-type="float">
            <text:p>1.001.804,90</text:p>
          </table:table-cell>
          <table:table-cell table:style-name="ce22" office:value-type="float" office:value="54012972.72" calcext:value-type="float">
            <text:p>54.012.972,7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OFINS</text:p>
          </table:table-cell>
          <table:table-cell table:style-name="ce14" office:value-type="float" office:value="15329545.84" calcext:value-type="float">
            <text:p>15.329.545,84</text:p>
          </table:table-cell>
          <table:table-cell table:style-name="ce14" office:value-type="float" office:value="113431857.01" calcext:value-type="float">
            <text:p>113.431.857,01</text:p>
          </table:table-cell>
          <table:table-cell table:style-name="ce14" office:value-type="float" office:value="430034110.37" calcext:value-type="float">
            <text:p>430.034.110,37</text:p>
          </table:table-cell>
          <table:table-cell table:style-name="ce14" office:value-type="float" office:value="14455339.03" calcext:value-type="float">
            <text:p>14.455.339,03</text:p>
          </table:table-cell>
          <table:table-cell table:style-name="ce14" office:value-type="float" office:value="499701099.51" calcext:value-type="float">
            <text:p>499.701.099,51</text:p>
          </table:table-cell>
          <table:table-cell table:style-name="ce14" office:value-type="float" office:value="440353550.21" calcext:value-type="float">
            <text:p>440.353.550,21</text:p>
          </table:table-cell>
          <table:table-cell table:style-name="ce14" office:value-type="float" office:value="769522654.93" calcext:value-type="float">
            <text:p>769.522.654,93</text:p>
          </table:table-cell>
          <table:table-cell table:style-name="ce14" office:value-type="float" office:value="545856230.34" calcext:value-type="float">
            <text:p>545.856.230,34</text:p>
          </table:table-cell>
          <table:table-cell table:style-name="ce14" office:value-type="float" office:value="351362935.66" calcext:value-type="float">
            <text:p>351.362.935,66</text:p>
          </table:table-cell>
          <table:table-cell table:style-name="ce14" office:value-type="float" office:value="336446421.32" calcext:value-type="float">
            <text:p>336.446.421,32</text:p>
          </table:table-cell>
          <table:table-cell table:style-name="ce14" office:value-type="float" office:value="1318406246.88" calcext:value-type="float">
            <text:p>1.318.406.246,88</text:p>
          </table:table-cell>
          <table:table-cell table:style-name="ce14" office:value-type="float" office:value="139217304.97" calcext:value-type="float">
            <text:p>139.217.304,97</text:p>
          </table:table-cell>
          <table:table-cell table:style-name="ce14" office:value-type="float" office:value="214073292.79" calcext:value-type="float">
            <text:p>214.073.292,79</text:p>
          </table:table-cell>
          <table:table-cell table:style-name="ce14" office:value-type="float" office:value="208488149.25" calcext:value-type="float">
            <text:p>208.488.149,25</text:p>
          </table:table-cell>
          <table:table-cell table:style-name="ce14" office:value-type="float" office:value="79644684.85" calcext:value-type="float">
            <text:p>79.644.684,85</text:p>
          </table:table-cell>
          <table:table-cell table:style-name="ce14" office:value-type="float" office:value="689057222.63" calcext:value-type="float">
            <text:p>689.057.222,63</text:p>
          </table:table-cell>
          <table:table-cell table:style-name="ce14" office:value-type="float" office:value="61142910.35" calcext:value-type="float">
            <text:p>61.142.910,35</text:p>
          </table:table-cell>
          <table:table-cell table:style-name="ce14" office:value-type="float" office:value="1295915971.64" calcext:value-type="float">
            <text:p>1.295.915.971,64</text:p>
          </table:table-cell>
          <table:table-cell table:style-name="ce14" office:value-type="float" office:value="4773797100.44" calcext:value-type="float">
            <text:p>4.773.797.100,44</text:p>
          </table:table-cell>
          <table:table-cell table:style-name="ce14" office:value-type="float" office:value="87619450.19" calcext:value-type="float">
            <text:p>87.619.450,19</text:p>
          </table:table-cell>
          <table:table-cell table:style-name="ce14" office:value-type="float" office:value="55084022.67" calcext:value-type="float">
            <text:p>55.084.022,67</text:p>
          </table:table-cell>
          <table:table-cell table:style-name="ce14" office:value-type="float" office:value="11311391.73" calcext:value-type="float">
            <text:p>11.311.391,73</text:p>
          </table:table-cell>
          <table:table-cell table:style-name="ce14" office:value-type="float" office:value="1145315168.06" calcext:value-type="float">
            <text:p>1.145.315.168,06</text:p>
          </table:table-cell>
          <table:table-cell table:style-name="ce14" office:value-type="float" office:value="1695595163.24" calcext:value-type="float">
            <text:p>1.695.595.163,24</text:p>
          </table:table-cell>
          <table:table-cell table:style-name="ce14" office:value-type="float" office:value="80982832.45" calcext:value-type="float">
            <text:p>80.982.832,45</text:p>
          </table:table-cell>
          <table:table-cell table:style-name="ce14" office:value-type="float" office:value="9750159860.87" calcext:value-type="float">
            <text:p>9.750.159.860,87</text:p>
          </table:table-cell>
          <table:table-cell table:style-name="ce14" office:value-type="float" office:value="35091914.53" calcext:value-type="float">
            <text:p>35.091.914,53</text:p>
          </table:table-cell>
          <table:table-cell table:style-name="ce22" office:value-type="float" office:value="25157396431.76" calcext:value-type="float">
            <text:p>25.157.396.431,7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FINANCEIRAS</text:p>
          </table:table-cell>
          <table:table-cell table:style-name="ce14" office:value-type="float" office:value="6172.31" calcext:value-type="float">
            <text:p>6.172,31</text:p>
          </table:table-cell>
          <table:table-cell table:style-name="ce14" office:value-type="float" office:value="34709.55" calcext:value-type="float">
            <text:p>34.709,55</text:p>
          </table:table-cell>
          <table:table-cell table:style-name="ce14" office:value-type="float" office:value="265515.89" calcext:value-type="float">
            <text:p>265.515,89</text:p>
          </table:table-cell>
          <table:table-cell table:style-name="ce14" office:value-type="float" office:value="18090.82" calcext:value-type="float">
            <text:p>18.090,82</text:p>
          </table:table-cell>
          <table:table-cell table:style-name="ce14" office:value-type="float" office:value="2151970.92" calcext:value-type="float">
            <text:p>2.151.970,92</text:p>
          </table:table-cell>
          <table:table-cell table:style-name="ce14" office:value-type="float" office:value="7534705.01" calcext:value-type="float">
            <text:p>7.534.705,01</text:p>
          </table:table-cell>
          <table:table-cell table:style-name="ce14" office:value-type="float" office:value="243774572.44" calcext:value-type="float">
            <text:p>243.774.572,44</text:p>
          </table:table-cell>
          <table:table-cell table:style-name="ce14" office:value-type="float" office:value="6160562.57" calcext:value-type="float">
            <text:p>6.160.562,57</text:p>
          </table:table-cell>
          <table:table-cell table:style-name="ce14" office:value-type="float" office:value="519071.38" calcext:value-type="float">
            <text:p>519.071,38</text:p>
          </table:table-cell>
          <table:table-cell table:style-name="ce14" office:value-type="float" office:value="70526.98" calcext:value-type="float">
            <text:p>70.526,98</text:p>
          </table:table-cell>
          <table:table-cell table:style-name="ce14" office:value-type="float" office:value="36765035.88" calcext:value-type="float">
            <text:p>36.765.035,88</text:p>
          </table:table-cell>
          <table:table-cell table:style-name="ce14" office:value-type="float" office:value="20224.1" calcext:value-type="float">
            <text:p>20.224,10</text:p>
          </table:table-cell>
          <table:table-cell table:style-name="ce14" office:value-type="float" office:value="430517.17" calcext:value-type="float">
            <text:p>430.517,17</text:p>
          </table:table-cell>
          <table:table-cell table:style-name="ce14" office:value-type="float" office:value="13908526.98" calcext:value-type="float">
            <text:p>13.908.526,98</text:p>
          </table:table-cell>
          <table:table-cell table:style-name="ce14" office:value-type="float" office:value="20276.03" calcext:value-type="float">
            <text:p>20.276,03</text:p>
          </table:table-cell>
          <table:table-cell table:style-name="ce14" office:value-type="float" office:value="976522" calcext:value-type="float">
            <text:p>976.522,00</text:p>
          </table:table-cell>
          <table:table-cell table:style-name="ce14" office:value-type="float" office:value="43688.56" calcext:value-type="float">
            <text:p>43.688,56</text:p>
          </table:table-cell>
          <table:table-cell table:style-name="ce14" office:value-type="float" office:value="11794746.43" calcext:value-type="float">
            <text:p>11.794.746,43</text:p>
          </table:table-cell>
          <table:table-cell table:style-name="ce14" office:value-type="float" office:value="160810342.32" calcext:value-type="float">
            <text:p>160.810.342,32</text:p>
          </table:table-cell>
          <table:table-cell table:style-name="ce14" office:value-type="float" office:value="222069.76" calcext:value-type="float">
            <text:p>222.069,76</text:p>
          </table:table-cell>
          <table:table-cell table:style-name="ce14" office:value-type="float" office:value="415648.47" calcext:value-type="float">
            <text:p>415.648,47</text:p>
          </table:table-cell>
          <table:table-cell table:style-name="ce14" office:value-type="float" office:value="4203.55" calcext:value-type="float">
            <text:p>4.203,55</text:p>
          </table:table-cell>
          <table:table-cell table:style-name="ce14" office:value-type="float" office:value="35187305.87" calcext:value-type="float">
            <text:p>35.187.305,87</text:p>
          </table:table-cell>
          <table:table-cell table:style-name="ce14" office:value-type="float" office:value="1846144.85" calcext:value-type="float">
            <text:p>1.846.144,85</text:p>
          </table:table-cell>
          <table:table-cell table:style-name="ce14" office:value-type="float" office:value="2034424.99" calcext:value-type="float">
            <text:p>2.034.424,99</text:p>
          </table:table-cell>
          <table:table-cell table:style-name="ce14" office:value-type="float" office:value="911311761.97" calcext:value-type="float">
            <text:p>911.311.761,97</text:p>
          </table:table-cell>
          <table:table-cell table:style-name="ce14" office:value-type="float" office:value="31971.49" calcext:value-type="float">
            <text:p>31.971,49</text:p>
          </table:table-cell>
          <table:table-cell table:style-name="ce22" office:value-type="float" office:value="1436359308.29" calcext:value-type="float">
            <text:p>1.436.359.308,2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DEMAIS </text:p>
          </table:table-cell>
          <table:table-cell table:style-name="ce14" office:value-type="float" office:value="15323373.53" calcext:value-type="float">
            <text:p>15.323.373,53</text:p>
          </table:table-cell>
          <table:table-cell table:style-name="ce14" office:value-type="float" office:value="113397147.46" calcext:value-type="float">
            <text:p>113.397.147,46</text:p>
          </table:table-cell>
          <table:table-cell table:style-name="ce14" office:value-type="float" office:value="429768594.48" calcext:value-type="float">
            <text:p>429.768.594,48</text:p>
          </table:table-cell>
          <table:table-cell table:style-name="ce14" office:value-type="float" office:value="14437248.21" calcext:value-type="float">
            <text:p>14.437.248,21</text:p>
          </table:table-cell>
          <table:table-cell table:style-name="ce14" office:value-type="float" office:value="497549128.59" calcext:value-type="float">
            <text:p>497.549.128,59</text:p>
          </table:table-cell>
          <table:table-cell table:style-name="ce14" office:value-type="float" office:value="432818845.2" calcext:value-type="float">
            <text:p>432.818.845,20</text:p>
          </table:table-cell>
          <table:table-cell table:style-name="ce14" office:value-type="float" office:value="525748082.49" calcext:value-type="float">
            <text:p>525.748.082,49</text:p>
          </table:table-cell>
          <table:table-cell table:style-name="ce14" office:value-type="float" office:value="539695667.77" calcext:value-type="float">
            <text:p>539.695.667,77</text:p>
          </table:table-cell>
          <table:table-cell table:style-name="ce14" office:value-type="float" office:value="350843864.28" calcext:value-type="float">
            <text:p>350.843.864,28</text:p>
          </table:table-cell>
          <table:table-cell table:style-name="ce14" office:value-type="float" office:value="336375894.34" calcext:value-type="float">
            <text:p>336.375.894,34</text:p>
          </table:table-cell>
          <table:table-cell table:style-name="ce14" office:value-type="float" office:value="1281641211" calcext:value-type="float">
            <text:p>1.281.641.211,00</text:p>
          </table:table-cell>
          <table:table-cell table:style-name="ce14" office:value-type="float" office:value="139197080.87" calcext:value-type="float">
            <text:p>139.197.080,87</text:p>
          </table:table-cell>
          <table:table-cell table:style-name="ce14" office:value-type="float" office:value="213642775.62" calcext:value-type="float">
            <text:p>213.642.775,62</text:p>
          </table:table-cell>
          <table:table-cell table:style-name="ce14" office:value-type="float" office:value="194579622.27" calcext:value-type="float">
            <text:p>194.579.622,27</text:p>
          </table:table-cell>
          <table:table-cell table:style-name="ce14" office:value-type="float" office:value="79624408.82" calcext:value-type="float">
            <text:p>79.624.408,82</text:p>
          </table:table-cell>
          <table:table-cell table:style-name="ce14" office:value-type="float" office:value="688080700.63" calcext:value-type="float">
            <text:p>688.080.700,63</text:p>
          </table:table-cell>
          <table:table-cell table:style-name="ce14" office:value-type="float" office:value="61099221.79" calcext:value-type="float">
            <text:p>61.099.221,79</text:p>
          </table:table-cell>
          <table:table-cell table:style-name="ce14" office:value-type="float" office:value="1284121225.21" calcext:value-type="float">
            <text:p>1.284.121.225,21</text:p>
          </table:table-cell>
          <table:table-cell table:style-name="ce14" office:value-type="float" office:value="4612986758.12" calcext:value-type="float">
            <text:p>4.612.986.758,12</text:p>
          </table:table-cell>
          <table:table-cell table:style-name="ce14" office:value-type="float" office:value="87397380.43" calcext:value-type="float">
            <text:p>87.397.380,43</text:p>
          </table:table-cell>
          <table:table-cell table:style-name="ce14" office:value-type="float" office:value="54668374.2" calcext:value-type="float">
            <text:p>54.668.374,20</text:p>
          </table:table-cell>
          <table:table-cell table:style-name="ce14" office:value-type="float" office:value="11307188.18" calcext:value-type="float">
            <text:p>11.307.188,18</text:p>
          </table:table-cell>
          <table:table-cell table:style-name="ce14" office:value-type="float" office:value="1110127862.19" calcext:value-type="float">
            <text:p>1.110.127.862,19</text:p>
          </table:table-cell>
          <table:table-cell table:style-name="ce14" office:value-type="float" office:value="1693749018.39" calcext:value-type="float">
            <text:p>1.693.749.018,39</text:p>
          </table:table-cell>
          <table:table-cell table:style-name="ce14" office:value-type="float" office:value="78948407.46" calcext:value-type="float">
            <text:p>78.948.407,46</text:p>
          </table:table-cell>
          <table:table-cell table:style-name="ce14" office:value-type="float" office:value="8838848098.9" calcext:value-type="float">
            <text:p>8.838.848.098,90</text:p>
          </table:table-cell>
          <table:table-cell table:style-name="ce14" office:value-type="float" office:value="35059943.04" calcext:value-type="float">
            <text:p>35.059.943,04</text:p>
          </table:table-cell>
          <table:table-cell table:style-name="ce22" office:value-type="float" office:value="23721037123.47" calcext:value-type="float">
            <text:p>23.721.037.123,47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ONTRIBUIÇÃO PARA O PIS/PASEP</text:p>
          </table:table-cell>
          <table:table-cell table:style-name="ce14" office:value-type="float" office:value="7236143.03" calcext:value-type="float">
            <text:p>7.236.143,03</text:p>
          </table:table-cell>
          <table:table-cell table:style-name="ce14" office:value-type="float" office:value="45632068.87" calcext:value-type="float">
            <text:p>45.632.068,87</text:p>
          </table:table-cell>
          <table:table-cell table:style-name="ce14" office:value-type="float" office:value="113382344.66" calcext:value-type="float">
            <text:p>113.382.344,66</text:p>
          </table:table-cell>
          <table:table-cell table:style-name="ce14" office:value-type="float" office:value="6271889.62" calcext:value-type="float">
            <text:p>6.271.889,62</text:p>
          </table:table-cell>
          <table:table-cell table:style-name="ce14" office:value-type="float" office:value="157303316.48" calcext:value-type="float">
            <text:p>157.303.316,48</text:p>
          </table:table-cell>
          <table:table-cell table:style-name="ce14" office:value-type="float" office:value="136627352.28" calcext:value-type="float">
            <text:p>136.627.352,28</text:p>
          </table:table-cell>
          <table:table-cell table:style-name="ce14" office:value-type="float" office:value="453176226.36" calcext:value-type="float">
            <text:p>453.176.226,36</text:p>
          </table:table-cell>
          <table:table-cell table:style-name="ce14" office:value-type="float" office:value="147159619.33" calcext:value-type="float">
            <text:p>147.159.619,33</text:p>
          </table:table-cell>
          <table:table-cell table:style-name="ce14" office:value-type="float" office:value="125843129.6" calcext:value-type="float">
            <text:p>125.843.129,60</text:p>
          </table:table-cell>
          <table:table-cell table:style-name="ce14" office:value-type="float" office:value="89713604.9" calcext:value-type="float">
            <text:p>89.713.604,90</text:p>
          </table:table-cell>
          <table:table-cell table:style-name="ce14" office:value-type="float" office:value="413024333.06" calcext:value-type="float">
            <text:p>413.024.333,06</text:p>
          </table:table-cell>
          <table:table-cell table:style-name="ce14" office:value-type="float" office:value="54670384.2" calcext:value-type="float">
            <text:p>54.670.384,20</text:p>
          </table:table-cell>
          <table:table-cell table:style-name="ce14" office:value-type="float" office:value="80358698.42" calcext:value-type="float">
            <text:p>80.358.698,42</text:p>
          </table:table-cell>
          <table:table-cell table:style-name="ce14" office:value-type="float" office:value="73372458.61" calcext:value-type="float">
            <text:p>73.372.458,61</text:p>
          </table:table-cell>
          <table:table-cell table:style-name="ce14" office:value-type="float" office:value="29728701.36" calcext:value-type="float">
            <text:p>29.728.701,36</text:p>
          </table:table-cell>
          <table:table-cell table:style-name="ce14" office:value-type="float" office:value="185605966.25" calcext:value-type="float">
            <text:p>185.605.966,25</text:p>
          </table:table-cell>
          <table:table-cell table:style-name="ce14" office:value-type="float" office:value="23617394.2" calcext:value-type="float">
            <text:p>23.617.394,20</text:p>
          </table:table-cell>
          <table:table-cell table:style-name="ce14" office:value-type="float" office:value="350045106.83" calcext:value-type="float">
            <text:p>350.045.106,83</text:p>
          </table:table-cell>
          <table:table-cell table:style-name="ce14" office:value-type="float" office:value="1192094551.4" calcext:value-type="float">
            <text:p>1.192.094.551,40</text:p>
          </table:table-cell>
          <table:table-cell table:style-name="ce14" office:value-type="float" office:value="36920667.47" calcext:value-type="float">
            <text:p>36.920.667,47</text:p>
          </table:table-cell>
          <table:table-cell table:style-name="ce14" office:value-type="float" office:value="22389317.72" calcext:value-type="float">
            <text:p>22.389.317,72</text:p>
          </table:table-cell>
          <table:table-cell table:style-name="ce14" office:value-type="float" office:value="6479548.98" calcext:value-type="float">
            <text:p>6.479.548,98</text:p>
          </table:table-cell>
          <table:table-cell table:style-name="ce14" office:value-type="float" office:value="350525422.19" calcext:value-type="float">
            <text:p>350.525.422,19</text:p>
          </table:table-cell>
          <table:table-cell table:style-name="ce14" office:value-type="float" office:value="422528701.17" calcext:value-type="float">
            <text:p>422.528.701,17</text:p>
          </table:table-cell>
          <table:table-cell table:style-name="ce14" office:value-type="float" office:value="27541135.94" calcext:value-type="float">
            <text:p>27.541.135,94</text:p>
          </table:table-cell>
          <table:table-cell table:style-name="ce14" office:value-type="float" office:value="2406067084.2" calcext:value-type="float">
            <text:p>2.406.067.084,20</text:p>
          </table:table-cell>
          <table:table-cell table:style-name="ce14" office:value-type="float" office:value="15564410.77" calcext:value-type="float">
            <text:p>15.564.410,77</text:p>
          </table:table-cell>
          <table:table-cell table:style-name="ce22" office:value-type="float" office:value="6972879577.9" calcext:value-type="float">
            <text:p>6.972.879.577,9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FINANCEIRAS</text:p>
          </table:table-cell>
          <table:table-cell table:style-name="ce14" office:value-type="float" office:value="967.65" calcext:value-type="float">
            <text:p>967,65</text:p>
          </table:table-cell>
          <table:table-cell table:style-name="ce14" office:value-type="float" office:value="6351.79" calcext:value-type="float">
            <text:p>6.351,79</text:p>
          </table:table-cell>
          <table:table-cell table:style-name="ce14" office:value-type="float" office:value="43023.52" calcext:value-type="float">
            <text:p>43.023,52</text:p>
          </table:table-cell>
          <table:table-cell table:style-name="ce14" office:value-type="float" office:value="2917.33" calcext:value-type="float">
            <text:p>2.917,33</text:p>
          </table:table-cell>
          <table:table-cell table:style-name="ce14" office:value-type="float" office:value="343480.98" calcext:value-type="float">
            <text:p>343.480,98</text:p>
          </table:table-cell>
          <table:table-cell table:style-name="ce14" office:value-type="float" office:value="4256790.91" calcext:value-type="float">
            <text:p>4.256.790,91</text:p>
          </table:table-cell>
          <table:table-cell table:style-name="ce14" office:value-type="float" office:value="41916904.58" calcext:value-type="float">
            <text:p>41.916.904,58</text:p>
          </table:table-cell>
          <table:table-cell table:style-name="ce14" office:value-type="float" office:value="1022672.68" calcext:value-type="float">
            <text:p>1.022.672,68</text:p>
          </table:table-cell>
          <table:table-cell table:style-name="ce14" office:value-type="float" office:value="78074.05" calcext:value-type="float">
            <text:p>78.074,05</text:p>
          </table:table-cell>
          <table:table-cell table:style-name="ce14" office:value-type="float" office:value="11367.96" calcext:value-type="float">
            <text:p>11.367,96</text:p>
          </table:table-cell>
          <table:table-cell table:style-name="ce14" office:value-type="float" office:value="5960538.77" calcext:value-type="float">
            <text:p>5.960.538,77</text:p>
          </table:table-cell>
          <table:table-cell table:style-name="ce14" office:value-type="float" office:value="3634.26" calcext:value-type="float">
            <text:p>3.634,26</text:p>
          </table:table-cell>
          <table:table-cell table:style-name="ce14" office:value-type="float" office:value="68711.76" calcext:value-type="float">
            <text:p>68.711,76</text:p>
          </table:table-cell>
          <table:table-cell table:style-name="ce14" office:value-type="float" office:value="2264851.74" calcext:value-type="float">
            <text:p>2.264.851,74</text:p>
          </table:table-cell>
          <table:table-cell table:style-name="ce14" office:value-type="float" office:value="3700.13" calcext:value-type="float">
            <text:p>3.700,13</text:p>
          </table:table-cell>
          <table:table-cell table:style-name="ce14" office:value-type="float" office:value="164821.91" calcext:value-type="float">
            <text:p>164.821,91</text:p>
          </table:table-cell>
          <table:table-cell table:style-name="ce14" office:value-type="float" office:value="6587.58" calcext:value-type="float">
            <text:p>6.587,58</text:p>
          </table:table-cell>
          <table:table-cell table:style-name="ce14" office:value-type="float" office:value="2128295.53" calcext:value-type="float">
            <text:p>2.128.295,53</text:p>
          </table:table-cell>
          <table:table-cell table:style-name="ce14" office:value-type="float" office:value="25942395.86" calcext:value-type="float">
            <text:p>25.942.395,86</text:p>
          </table:table-cell>
          <table:table-cell table:style-name="ce14" office:value-type="float" office:value="35661.98" calcext:value-type="float">
            <text:p>35.661,98</text:p>
          </table:table-cell>
          <table:table-cell table:style-name="ce14" office:value-type="float" office:value="56517.25" calcext:value-type="float">
            <text:p>56.517,25</text:p>
          </table:table-cell>
          <table:table-cell table:style-name="ce14" office:value-type="float" office:value="652.79" calcext:value-type="float">
            <text:p>652,79</text:p>
          </table:table-cell>
          <table:table-cell table:style-name="ce14" office:value-type="float" office:value="5895350.09" calcext:value-type="float">
            <text:p>5.895.350,09</text:p>
          </table:table-cell>
          <table:table-cell table:style-name="ce14" office:value-type="float" office:value="286176.99" calcext:value-type="float">
            <text:p>286.176,99</text:p>
          </table:table-cell>
          <table:table-cell table:style-name="ce14" office:value-type="float" office:value="341652.77" calcext:value-type="float">
            <text:p>341.652,77</text:p>
          </table:table-cell>
          <table:table-cell table:style-name="ce14" office:value-type="float" office:value="142199556.85" calcext:value-type="float">
            <text:p>142.199.556,85</text:p>
          </table:table-cell>
          <table:table-cell table:style-name="ce14" office:value-type="float" office:value="5459.11" calcext:value-type="float">
            <text:p>5.459,11</text:p>
          </table:table-cell>
          <table:table-cell table:style-name="ce22" office:value-type="float" office:value="233047116.82" calcext:value-type="float">
            <text:p>233.047.116,8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DEMAIS </text:p>
          </table:table-cell>
          <table:table-cell table:style-name="ce14" office:value-type="float" office:value="7235175.38" calcext:value-type="float">
            <text:p>7.235.175,38</text:p>
          </table:table-cell>
          <table:table-cell table:style-name="ce14" office:value-type="float" office:value="45625717.08" calcext:value-type="float">
            <text:p>45.625.717,08</text:p>
          </table:table-cell>
          <table:table-cell table:style-name="ce14" office:value-type="float" office:value="113339321.14" calcext:value-type="float">
            <text:p>113.339.321,14</text:p>
          </table:table-cell>
          <table:table-cell table:style-name="ce14" office:value-type="float" office:value="6268972.29" calcext:value-type="float">
            <text:p>6.268.972,29</text:p>
          </table:table-cell>
          <table:table-cell table:style-name="ce14" office:value-type="float" office:value="156959835.5" calcext:value-type="float">
            <text:p>156.959.835,50</text:p>
          </table:table-cell>
          <table:table-cell table:style-name="ce14" office:value-type="float" office:value="132370561.37" calcext:value-type="float">
            <text:p>132.370.561,37</text:p>
          </table:table-cell>
          <table:table-cell table:style-name="ce14" office:value-type="float" office:value="411259321.78" calcext:value-type="float">
            <text:p>411.259.321,78</text:p>
          </table:table-cell>
          <table:table-cell table:style-name="ce14" office:value-type="float" office:value="146136946.65" calcext:value-type="float">
            <text:p>146.136.946,65</text:p>
          </table:table-cell>
          <table:table-cell table:style-name="ce14" office:value-type="float" office:value="125765055.55" calcext:value-type="float">
            <text:p>125.765.055,55</text:p>
          </table:table-cell>
          <table:table-cell table:style-name="ce14" office:value-type="float" office:value="89702236.94" calcext:value-type="float">
            <text:p>89.702.236,94</text:p>
          </table:table-cell>
          <table:table-cell table:style-name="ce14" office:value-type="float" office:value="407063794.29" calcext:value-type="float">
            <text:p>407.063.794,29</text:p>
          </table:table-cell>
          <table:table-cell table:style-name="ce14" office:value-type="float" office:value="54666749.94" calcext:value-type="float">
            <text:p>54.666.749,94</text:p>
          </table:table-cell>
          <table:table-cell table:style-name="ce14" office:value-type="float" office:value="80289986.66" calcext:value-type="float">
            <text:p>80.289.986,66</text:p>
          </table:table-cell>
          <table:table-cell table:style-name="ce14" office:value-type="float" office:value="71107606.87" calcext:value-type="float">
            <text:p>71.107.606,87</text:p>
          </table:table-cell>
          <table:table-cell table:style-name="ce14" office:value-type="float" office:value="29725001.23" calcext:value-type="float">
            <text:p>29.725.001,23</text:p>
          </table:table-cell>
          <table:table-cell table:style-name="ce14" office:value-type="float" office:value="185441144.34" calcext:value-type="float">
            <text:p>185.441.144,34</text:p>
          </table:table-cell>
          <table:table-cell table:style-name="ce14" office:value-type="float" office:value="23610806.62" calcext:value-type="float">
            <text:p>23.610.806,62</text:p>
          </table:table-cell>
          <table:table-cell table:style-name="ce14" office:value-type="float" office:value="347916811.3" calcext:value-type="float">
            <text:p>347.916.811,30</text:p>
          </table:table-cell>
          <table:table-cell table:style-name="ce14" office:value-type="float" office:value="1166152155.54" calcext:value-type="float">
            <text:p>1.166.152.155,54</text:p>
          </table:table-cell>
          <table:table-cell table:style-name="ce14" office:value-type="float" office:value="36885005.49" calcext:value-type="float">
            <text:p>36.885.005,49</text:p>
          </table:table-cell>
          <table:table-cell table:style-name="ce14" office:value-type="float" office:value="22332800.47" calcext:value-type="float">
            <text:p>22.332.800,47</text:p>
          </table:table-cell>
          <table:table-cell table:style-name="ce14" office:value-type="float" office:value="6478896.19" calcext:value-type="float">
            <text:p>6.478.896,19</text:p>
          </table:table-cell>
          <table:table-cell table:style-name="ce14" office:value-type="float" office:value="344630072.1" calcext:value-type="float">
            <text:p>344.630.072,10</text:p>
          </table:table-cell>
          <table:table-cell table:style-name="ce14" office:value-type="float" office:value="422242524.18" calcext:value-type="float">
            <text:p>422.242.524,18</text:p>
          </table:table-cell>
          <table:table-cell table:style-name="ce14" office:value-type="float" office:value="27199483.17" calcext:value-type="float">
            <text:p>27.199.483,17</text:p>
          </table:table-cell>
          <table:table-cell table:style-name="ce14" office:value-type="float" office:value="2263867527.35" calcext:value-type="float">
            <text:p>2.263.867.527,35</text:p>
          </table:table-cell>
          <table:table-cell table:style-name="ce14" office:value-type="float" office:value="15558951.66" calcext:value-type="float">
            <text:p>15.558.951,66</text:p>
          </table:table-cell>
          <table:table-cell table:style-name="ce22" office:value-type="float" office:value="6739832461.08" calcext:value-type="float">
            <text:p>6.739.832.461,0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SLL</text:p>
          </table:table-cell>
          <table:table-cell table:style-name="ce14" office:value-type="float" office:value="5927900.63" calcext:value-type="float">
            <text:p>5.927.900,63</text:p>
          </table:table-cell>
          <table:table-cell table:style-name="ce14" office:value-type="float" office:value="24156494.07" calcext:value-type="float">
            <text:p>24.156.494,07</text:p>
          </table:table-cell>
          <table:table-cell table:style-name="ce14" office:value-type="float" office:value="146285199.62" calcext:value-type="float">
            <text:p>146.285.199,62</text:p>
          </table:table-cell>
          <table:table-cell table:style-name="ce14" office:value-type="float" office:value="4776982.93" calcext:value-type="float">
            <text:p>4.776.982,93</text:p>
          </table:table-cell>
          <table:table-cell table:style-name="ce14" office:value-type="float" office:value="195309247.89" calcext:value-type="float">
            <text:p>195.309.247,89</text:p>
          </table:table-cell>
          <table:table-cell table:style-name="ce14" office:value-type="float" office:value="137521414.81" calcext:value-type="float">
            <text:p>137.521.414,81</text:p>
          </table:table-cell>
          <table:table-cell table:style-name="ce14" office:value-type="float" office:value="306960996.94" calcext:value-type="float">
            <text:p>306.960.996,94</text:p>
          </table:table-cell>
          <table:table-cell table:style-name="ce14" office:value-type="float" office:value="105188568.51" calcext:value-type="float">
            <text:p>105.188.568,51</text:p>
          </table:table-cell>
          <table:table-cell table:style-name="ce14" office:value-type="float" office:value="121397302.37" calcext:value-type="float">
            <text:p>121.397.302,37</text:p>
          </table:table-cell>
          <table:table-cell table:style-name="ce14" office:value-type="float" office:value="42312267.8" calcext:value-type="float">
            <text:p>42.312.267,80</text:p>
          </table:table-cell>
          <table:table-cell table:style-name="ce14" office:value-type="float" office:value="767310534.91" calcext:value-type="float">
            <text:p>767.310.534,91</text:p>
          </table:table-cell>
          <table:table-cell table:style-name="ce14" office:value-type="float" office:value="57259138.94" calcext:value-type="float">
            <text:p>57.259.138,94</text:p>
          </table:table-cell>
          <table:table-cell table:style-name="ce14" office:value-type="float" office:value="108507614.48" calcext:value-type="float">
            <text:p>108.507.614,48</text:p>
          </table:table-cell>
          <table:table-cell table:style-name="ce14" office:value-type="float" office:value="84427548.09" calcext:value-type="float">
            <text:p>84.427.548,09</text:p>
          </table:table-cell>
          <table:table-cell table:style-name="ce14" office:value-type="float" office:value="40347150.89" calcext:value-type="float">
            <text:p>40.347.150,89</text:p>
          </table:table-cell>
          <table:table-cell table:style-name="ce14" office:value-type="float" office:value="109649282.91" calcext:value-type="float">
            <text:p>109.649.282,91</text:p>
          </table:table-cell>
          <table:table-cell table:style-name="ce14" office:value-type="float" office:value="21853281.56" calcext:value-type="float">
            <text:p>21.853.281,56</text:p>
          </table:table-cell>
          <table:table-cell table:style-name="ce14" office:value-type="float" office:value="354364394.9" calcext:value-type="float">
            <text:p>354.364.394,90</text:p>
          </table:table-cell>
          <table:table-cell table:style-name="ce14" office:value-type="float" office:value="2158433675.84" calcext:value-type="float">
            <text:p>2.158.433.675,84</text:p>
          </table:table-cell>
          <table:table-cell table:style-name="ce14" office:value-type="float" office:value="35608458.79" calcext:value-type="float">
            <text:p>35.608.458,79</text:p>
          </table:table-cell>
          <table:table-cell table:style-name="ce14" office:value-type="float" office:value="17146281.74" calcext:value-type="float">
            <text:p>17.146.281,74</text:p>
          </table:table-cell>
          <table:table-cell table:style-name="ce14" office:value-type="float" office:value="6714356.79" calcext:value-type="float">
            <text:p>6.714.356,79</text:p>
          </table:table-cell>
          <table:table-cell table:style-name="ce14" office:value-type="float" office:value="391467557.86" calcext:value-type="float">
            <text:p>391.467.557,86</text:p>
          </table:table-cell>
          <table:table-cell table:style-name="ce14" office:value-type="float" office:value="275288723.23" calcext:value-type="float">
            <text:p>275.288.723,23</text:p>
          </table:table-cell>
          <table:table-cell table:style-name="ce14" office:value-type="float" office:value="26761860.23" calcext:value-type="float">
            <text:p>26.761.860,23</text:p>
          </table:table-cell>
          <table:table-cell table:style-name="ce14" office:value-type="float" office:value="3419924046.72" calcext:value-type="float">
            <text:p>3.419.924.046,72</text:p>
          </table:table-cell>
          <table:table-cell table:style-name="ce14" office:value-type="float" office:value="17523878.32" calcext:value-type="float">
            <text:p>17.523.878,32</text:p>
          </table:table-cell>
          <table:table-cell table:style-name="ce22" office:value-type="float" office:value="8982424161.77" calcext:value-type="float">
            <text:p>8.982.424.161,77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FINANCEIRAS</text:p>
          </table:table-cell>
          <table:table-cell table:style-name="ce14" office:value-type="float" office:value="6167.57" calcext:value-type="float">
            <text:p>6.167,57</text:p>
          </table:table-cell>
          <table:table-cell table:style-name="ce14" office:value-type="float" office:value="713.67" calcext:value-type="float">
            <text:p>713,67</text:p>
          </table:table-cell>
          <table:table-cell table:style-name="ce14" office:value-type="float" office:value="237281.64" calcext:value-type="float">
            <text:p>237.281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08223.11" calcext:value-type="float">
            <text:p>1.508.223,11</text:p>
          </table:table-cell>
          <table:table-cell table:style-name="ce14" office:value-type="float" office:value="20507294.27" calcext:value-type="float">
            <text:p>20.507.294,27</text:p>
          </table:table-cell>
          <table:table-cell table:style-name="ce14" office:value-type="float" office:value="24187127.18" calcext:value-type="float">
            <text:p>24.187.127,18</text:p>
          </table:table-cell>
          <table:table-cell table:style-name="ce14" office:value-type="float" office:value="9660363.55" calcext:value-type="float">
            <text:p>9.660.363,55</text:p>
          </table:table-cell>
          <table:table-cell table:style-name="ce14" office:value-type="float" office:value="1157485.55" calcext:value-type="float">
            <text:p>1.157.485,55</text:p>
          </table:table-cell>
          <table:table-cell table:style-name="ce14" office:value-type="float" office:value="816.74" calcext:value-type="float">
            <text:p>816,74</text:p>
          </table:table-cell>
          <table:table-cell table:style-name="ce14" office:value-type="float" office:value="13012797.67" calcext:value-type="float">
            <text:p>13.012.797,67</text:p>
          </table:table-cell>
          <table:table-cell table:style-name="ce14" office:value-type="float" office:value="34185.84" calcext:value-type="float">
            <text:p>34.185,84</text:p>
          </table:table-cell>
          <table:table-cell table:style-name="ce14" office:value-type="float" office:value="401647.48" calcext:value-type="float">
            <text:p>401.647,48</text:p>
          </table:table-cell>
          <table:table-cell table:style-name="ce14" office:value-type="float" office:value="16406577.35" calcext:value-type="float">
            <text:p>16.406.577,35</text:p>
          </table:table-cell>
          <table:table-cell table:style-name="ce14" office:value-type="float" office:value="16640.1" calcext:value-type="float">
            <text:p>16.640,10</text:p>
          </table:table-cell>
          <table:table-cell table:style-name="ce14" office:value-type="float" office:value="249310.73" calcext:value-type="float">
            <text:p>249.310,73</text:p>
          </table:table-cell>
          <table:table-cell table:style-name="ce14" office:value-type="float" office:value="961.01" calcext:value-type="float">
            <text:p>961,01</text:p>
          </table:table-cell>
          <table:table-cell table:style-name="ce14" office:value-type="float" office:value="17756087.44" calcext:value-type="float">
            <text:p>17.756.087,44</text:p>
          </table:table-cell>
          <table:table-cell table:style-name="ce14" office:value-type="float" office:value="150608904.58" calcext:value-type="float">
            <text:p>150.608.904,58</text:p>
          </table:table-cell>
          <table:table-cell table:style-name="ce14" office:value-type="float" office:value="1086.1" calcext:value-type="float">
            <text:p>1.086,10</text:p>
          </table:table-cell>
          <table:table-cell table:style-name="ce14" office:value-type="float" office:value="393923.03" calcext:value-type="float">
            <text:p>393.923,03</text:p>
          </table:table-cell>
          <table:table-cell table:style-name="ce14" office:value-type="float" office:value="2195.36" calcext:value-type="float">
            <text:p>2.195,36</text:p>
          </table:table-cell>
          <table:table-cell table:style-name="ce14" office:value-type="float" office:value="39612679.28" calcext:value-type="float">
            <text:p>39.612.679,28</text:p>
          </table:table-cell>
          <table:table-cell table:style-name="ce14" office:value-type="float" office:value="2594964.12" calcext:value-type="float">
            <text:p>2.594.964,12</text:p>
          </table:table-cell>
          <table:table-cell table:style-name="ce14" office:value-type="float" office:value="4065992.29" calcext:value-type="float">
            <text:p>4.065.992,29</text:p>
          </table:table-cell>
          <table:table-cell table:style-name="ce14" office:value-type="float" office:value="898603209.81" calcext:value-type="float">
            <text:p>898.603.209,81</text:p>
          </table:table-cell>
          <table:table-cell table:style-name="ce14" office:value-type="float" office:value="37125.44" calcext:value-type="float">
            <text:p>37.125,44</text:p>
          </table:table-cell>
          <table:table-cell table:style-name="ce22" office:value-type="float" office:value="1201063760.91" calcext:value-type="float">
            <text:p>1.201.063.760,9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DEMAIS</text:p>
          </table:table-cell>
          <table:table-cell table:style-name="ce14" office:value-type="float" office:value="5921733.06" calcext:value-type="float">
            <text:p>5.921.733,06</text:p>
          </table:table-cell>
          <table:table-cell table:style-name="ce14" office:value-type="float" office:value="24155780.4" calcext:value-type="float">
            <text:p>24.155.780,40</text:p>
          </table:table-cell>
          <table:table-cell table:style-name="ce14" office:value-type="float" office:value="146047917.98" calcext:value-type="float">
            <text:p>146.047.917,98</text:p>
          </table:table-cell>
          <table:table-cell table:style-name="ce14" office:value-type="float" office:value="4776982.93" calcext:value-type="float">
            <text:p>4.776.982,93</text:p>
          </table:table-cell>
          <table:table-cell table:style-name="ce14" office:value-type="float" office:value="193801024.78" calcext:value-type="float">
            <text:p>193.801.024,78</text:p>
          </table:table-cell>
          <table:table-cell table:style-name="ce14" office:value-type="float" office:value="117014120.54" calcext:value-type="float">
            <text:p>117.014.120,54</text:p>
          </table:table-cell>
          <table:table-cell table:style-name="ce14" office:value-type="float" office:value="282773869.76" calcext:value-type="float">
            <text:p>282.773.869,76</text:p>
          </table:table-cell>
          <table:table-cell table:style-name="ce14" office:value-type="float" office:value="95528204.96" calcext:value-type="float">
            <text:p>95.528.204,96</text:p>
          </table:table-cell>
          <table:table-cell table:style-name="ce14" office:value-type="float" office:value="120239816.82" calcext:value-type="float">
            <text:p>120.239.816,82</text:p>
          </table:table-cell>
          <table:table-cell table:style-name="ce14" office:value-type="float" office:value="42311451.06" calcext:value-type="float">
            <text:p>42.311.451,06</text:p>
          </table:table-cell>
          <table:table-cell table:style-name="ce14" office:value-type="float" office:value="754297737.24" calcext:value-type="float">
            <text:p>754.297.737,24</text:p>
          </table:table-cell>
          <table:table-cell table:style-name="ce14" office:value-type="float" office:value="57224953.1" calcext:value-type="float">
            <text:p>57.224.953,10</text:p>
          </table:table-cell>
          <table:table-cell table:style-name="ce14" office:value-type="float" office:value="108105967" calcext:value-type="float">
            <text:p>108.105.967,00</text:p>
          </table:table-cell>
          <table:table-cell table:style-name="ce14" office:value-type="float" office:value="68020970.74" calcext:value-type="float">
            <text:p>68.020.970,74</text:p>
          </table:table-cell>
          <table:table-cell table:style-name="ce14" office:value-type="float" office:value="40330510.79" calcext:value-type="float">
            <text:p>40.330.510,79</text:p>
          </table:table-cell>
          <table:table-cell table:style-name="ce14" office:value-type="float" office:value="109399972.18" calcext:value-type="float">
            <text:p>109.399.972,18</text:p>
          </table:table-cell>
          <table:table-cell table:style-name="ce14" office:value-type="float" office:value="21852320.55" calcext:value-type="float">
            <text:p>21.852.320,55</text:p>
          </table:table-cell>
          <table:table-cell table:style-name="ce14" office:value-type="float" office:value="336608307.46" calcext:value-type="float">
            <text:p>336.608.307,46</text:p>
          </table:table-cell>
          <table:table-cell table:style-name="ce14" office:value-type="float" office:value="2007824771.26" calcext:value-type="float">
            <text:p>2.007.824.771,26</text:p>
          </table:table-cell>
          <table:table-cell table:style-name="ce14" office:value-type="float" office:value="35607372.69" calcext:value-type="float">
            <text:p>35.607.372,69</text:p>
          </table:table-cell>
          <table:table-cell table:style-name="ce14" office:value-type="float" office:value="16752358.71" calcext:value-type="float">
            <text:p>16.752.358,71</text:p>
          </table:table-cell>
          <table:table-cell table:style-name="ce14" office:value-type="float" office:value="6712161.43" calcext:value-type="float">
            <text:p>6.712.161,43</text:p>
          </table:table-cell>
          <table:table-cell table:style-name="ce14" office:value-type="float" office:value="351854878.58" calcext:value-type="float">
            <text:p>351.854.878,58</text:p>
          </table:table-cell>
          <table:table-cell table:style-name="ce14" office:value-type="float" office:value="272693759.11" calcext:value-type="float">
            <text:p>272.693.759,11</text:p>
          </table:table-cell>
          <table:table-cell table:style-name="ce14" office:value-type="float" office:value="22695867.94" calcext:value-type="float">
            <text:p>22.695.867,94</text:p>
          </table:table-cell>
          <table:table-cell table:style-name="ce14" office:value-type="float" office:value="2521320836.91" calcext:value-type="float">
            <text:p>2.521.320.836,91</text:p>
          </table:table-cell>
          <table:table-cell table:style-name="ce14" office:value-type="float" office:value="17486752.88" calcext:value-type="float">
            <text:p>17.486.752,88</text:p>
          </table:table-cell>
          <table:table-cell table:style-name="ce22" office:value-type="float" office:value="7781360400.86" calcext:value-type="float">
            <text:p>7.781.360.400,8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IDE-COMBUSTÍVEIS 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928.79" calcext:value-type="float">
            <text:p>10.928,79</text:p>
          </table:table-cell>
          <table:table-cell table:style-name="ce14" office:value-type="float" office:value="1010347.1" calcext:value-type="float">
            <text:p>1.010.347,1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468.08" calcext:value-type="float">
            <text:p>1.468,08</text:p>
          </table:table-cell>
          <table:table-cell table:style-name="ce14" office:value-type="float" office:value="3895531.58" calcext:value-type="float">
            <text:p>3.895.531,5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6738.24" calcext:value-type="float">
            <text:p>36.738,24</text:p>
          </table:table-cell>
          <table:table-cell table:style-name="ce14" office:value-type="float" office:value="5146.44" calcext:value-type="float">
            <text:p>5.146,44</text:p>
          </table:table-cell>
          <table:table-cell table:style-name="ce14" office:value-type="float" office:value="16068718.1" calcext:value-type="float">
            <text:p>16.068.718,10</text:p>
          </table:table-cell>
          <table:table-cell table:style-name="ce14" office:value-type="float" office:value="875.03" calcext:value-type="float">
            <text:p>875,0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7602" calcext:value-type="float">
            <text:p>197.602,00</text:p>
          </table:table-cell>
          <table:table-cell table:style-name="ce14" office:value-type="float" office:value="2226848.87" calcext:value-type="float">
            <text:p>2.226.848,8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395277.19" calcext:value-type="float">
            <text:p>13.395.277,1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2066.68" calcext:value-type="float">
            <text:p>42.066,68</text:p>
          </table:table-cell>
          <table:table-cell table:style-name="ce14" office:value-type="float" office:value="214357628.12" calcext:value-type="float">
            <text:p>214.357.628,12</text:p>
          </table:table-cell>
          <table:table-cell table:style-name="ce14" office:value-type="float" office:value="145.1" calcext:value-type="float">
            <text:p>145,1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2703648.01" calcext:value-type="float">
            <text:p>2.703.648,01</text:p>
          </table:table-cell>
          <table:table-cell table:style-name="ce14" office:value-type="float" office:value="44.1" calcext:value-type="float">
            <text:p>44,1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738802.17" calcext:value-type="float">
            <text:p>4.738.802,17</text:p>
          </table:table-cell>
          <table:table-cell table:style-name="ce14" office:value-type="float" office:value="10113.64" calcext:value-type="float">
            <text:p>10.113,64</text:p>
          </table:table-cell>
          <table:table-cell table:style-name="ce22" office:value-type="float" office:value="258701929.24" calcext:value-type="float">
            <text:p>258.701.929,2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PSSS - Contrib. p/ o Plano de Segurid. Social Serv. Público</text:p>
          </table:table-cell>
          <table:table-cell table:style-name="ce14" office:value-type="float" office:value="8252623.26" calcext:value-type="float">
            <text:p>8.252.623,26</text:p>
          </table:table-cell>
          <table:table-cell table:style-name="ce14" office:value-type="float" office:value="26888728.28" calcext:value-type="float">
            <text:p>26.888.728,28</text:p>
          </table:table-cell>
          <table:table-cell table:style-name="ce14" office:value-type="float" office:value="20654165.73" calcext:value-type="float">
            <text:p>20.654.165,73</text:p>
          </table:table-cell>
          <table:table-cell table:style-name="ce14" office:value-type="float" office:value="25569043.95" calcext:value-type="float">
            <text:p>25.569.043,95</text:p>
          </table:table-cell>
          <table:table-cell table:style-name="ce14" office:value-type="float" office:value="74123533.23" calcext:value-type="float">
            <text:p>74.123.533,23</text:p>
          </table:table-cell>
          <table:table-cell table:style-name="ce14" office:value-type="float" office:value="55686871.72" calcext:value-type="float">
            <text:p>55.686.871,72</text:p>
          </table:table-cell>
          <table:table-cell table:style-name="ce14" office:value-type="float" office:value="1579670732" calcext:value-type="float">
            <text:p>1.579.670.732,00</text:p>
          </table:table-cell>
          <table:table-cell table:style-name="ce14" office:value-type="float" office:value="33100882.46" calcext:value-type="float">
            <text:p>33.100.882,46</text:p>
          </table:table-cell>
          <table:table-cell table:style-name="ce14" office:value-type="float" office:value="64674329.27" calcext:value-type="float">
            <text:p>64.674.329,27</text:p>
          </table:table-cell>
          <table:table-cell table:style-name="ce14" office:value-type="float" office:value="31153549.09" calcext:value-type="float">
            <text:p>31.153.549,09</text:p>
          </table:table-cell>
          <table:table-cell table:style-name="ce14" office:value-type="float" office:value="188470704.06" calcext:value-type="float">
            <text:p>188.470.704,06</text:p>
          </table:table-cell>
          <table:table-cell table:style-name="ce14" office:value-type="float" office:value="26489292.25" calcext:value-type="float">
            <text:p>26.489.292,25</text:p>
          </table:table-cell>
          <table:table-cell table:style-name="ce14" office:value-type="float" office:value="28433159.98" calcext:value-type="float">
            <text:p>28.433.159,98</text:p>
          </table:table-cell>
          <table:table-cell table:style-name="ce14" office:value-type="float" office:value="49845090.59" calcext:value-type="float">
            <text:p>49.845.090,59</text:p>
          </table:table-cell>
          <table:table-cell table:style-name="ce14" office:value-type="float" office:value="57313082.77" calcext:value-type="float">
            <text:p>57.313.082,77</text:p>
          </table:table-cell>
          <table:table-cell table:style-name="ce14" office:value-type="float" office:value="165275886.29" calcext:value-type="float">
            <text:p>165.275.886,29</text:p>
          </table:table-cell>
          <table:table-cell table:style-name="ce14" office:value-type="float" office:value="25310172.09" calcext:value-type="float">
            <text:p>25.310.172,09</text:p>
          </table:table-cell>
          <table:table-cell table:style-name="ce14" office:value-type="float" office:value="85284347.09" calcext:value-type="float">
            <text:p>85.284.347,09</text:p>
          </table:table-cell>
          <table:table-cell table:style-name="ce14" office:value-type="float" office:value="295070229.77" calcext:value-type="float">
            <text:p>295.070.229,77</text:p>
          </table:table-cell>
          <table:table-cell table:style-name="ce14" office:value-type="float" office:value="45566836.42" calcext:value-type="float">
            <text:p>45.566.836,42</text:p>
          </table:table-cell>
          <table:table-cell table:style-name="ce14" office:value-type="float" office:value="26202205.66" calcext:value-type="float">
            <text:p>26.202.205,66</text:p>
          </table:table-cell>
          <table:table-cell table:style-name="ce14" office:value-type="float" office:value="14222261.3" calcext:value-type="float">
            <text:p>14.222.261,30</text:p>
          </table:table-cell>
          <table:table-cell table:style-name="ce14" office:value-type="float" office:value="159362923.57" calcext:value-type="float">
            <text:p>159.362.923,57</text:p>
          </table:table-cell>
          <table:table-cell table:style-name="ce14" office:value-type="float" office:value="60002518.02" calcext:value-type="float">
            <text:p>60.002.518,02</text:p>
          </table:table-cell>
          <table:table-cell table:style-name="ce14" office:value-type="float" office:value="21990013.4" calcext:value-type="float">
            <text:p>21.990.013,40</text:p>
          </table:table-cell>
          <table:table-cell table:style-name="ce14" office:value-type="float" office:value="170020285.19" calcext:value-type="float">
            <text:p>170.020.285,19</text:p>
          </table:table-cell>
          <table:table-cell table:style-name="ce14" office:value-type="float" office:value="12136314.08" calcext:value-type="float">
            <text:p>12.136.314,08</text:p>
          </table:table-cell>
          <table:table-cell table:style-name="ce22" office:value-type="float" office:value="3350769781.52" calcext:value-type="float">
            <text:p>3.350.769.781,5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OUTRAS RECEITAS ADMINISTRADAS</text:p>
          </table:table-cell>
          <table:table-cell table:style-name="ce15" office:value-type="float" office:value="916847.4" calcext:value-type="float">
            <text:p>916.847,40</text:p>
          </table:table-cell>
          <table:table-cell table:style-name="ce15" office:value-type="float" office:value="1484007.42" calcext:value-type="float">
            <text:p>1.484.007,42</text:p>
          </table:table-cell>
          <table:table-cell table:style-name="ce15" office:value-type="float" office:value="43363565" calcext:value-type="float">
            <text:p>43.363.565,00</text:p>
          </table:table-cell>
          <table:table-cell table:style-name="ce15" office:value-type="float" office:value="-81995.51" calcext:value-type="float">
            <text:p>-81.995,51</text:p>
          </table:table-cell>
          <table:table-cell table:style-name="ce15" office:value-type="float" office:value="-359627.43" calcext:value-type="float">
            <text:p>-359.627,43</text:p>
          </table:table-cell>
          <table:table-cell table:style-name="ce15" office:value-type="float" office:value="11249563.93" calcext:value-type="float">
            <text:p>11.249.563,93</text:p>
          </table:table-cell>
          <table:table-cell table:style-name="ce15" office:value-type="float" office:value="611289039.2" calcext:value-type="float">
            <text:p>611.289.039,20</text:p>
          </table:table-cell>
          <table:table-cell table:style-name="ce15" office:value-type="float" office:value="11701463.93" calcext:value-type="float">
            <text:p>11.701.463,93</text:p>
          </table:table-cell>
          <table:table-cell table:style-name="ce15" office:value-type="float" office:value="11441283.38" calcext:value-type="float">
            <text:p>11.441.283,38</text:p>
          </table:table-cell>
          <table:table-cell table:style-name="ce15" office:value-type="float" office:value="6611994.61" calcext:value-type="float">
            <text:p>6.611.994,61</text:p>
          </table:table-cell>
          <table:table-cell table:style-name="ce15" office:value-type="float" office:value="-2437563.82" calcext:value-type="float">
            <text:p>-2.437.563,82</text:p>
          </table:table-cell>
          <table:table-cell table:style-name="ce15" office:value-type="float" office:value="7675196.41" calcext:value-type="float">
            <text:p>7.675.196,41</text:p>
          </table:table-cell>
          <table:table-cell table:style-name="ce15" office:value-type="float" office:value="4821277.16" calcext:value-type="float">
            <text:p>4.821.277,16</text:p>
          </table:table-cell>
          <table:table-cell table:style-name="ce15" office:value-type="float" office:value="7262632.78" calcext:value-type="float">
            <text:p>7.262.632,78</text:p>
          </table:table-cell>
          <table:table-cell table:style-name="ce15" office:value-type="float" office:value="489996.4" calcext:value-type="float">
            <text:p>489.996,40</text:p>
          </table:table-cell>
          <table:table-cell table:style-name="ce15" office:value-type="float" office:value="20936313.43" calcext:value-type="float">
            <text:p>20.936.313,43</text:p>
          </table:table-cell>
          <table:table-cell table:style-name="ce15" office:value-type="float" office:value="2021763.22" calcext:value-type="float">
            <text:p>2.021.763,22</text:p>
          </table:table-cell>
          <table:table-cell table:style-name="ce15" office:value-type="float" office:value="42564298.33" calcext:value-type="float">
            <text:p>42.564.298,33</text:p>
          </table:table-cell>
          <table:table-cell table:style-name="ce15" office:value-type="float" office:value="640591767.52" calcext:value-type="float">
            <text:p>640.591.767,52</text:p>
          </table:table-cell>
          <table:table-cell table:style-name="ce15" office:value-type="float" office:value="2140243.68" calcext:value-type="float">
            <text:p>2.140.243,68</text:p>
          </table:table-cell>
          <table:table-cell table:style-name="ce15" office:value-type="float" office:value="1788767.39" calcext:value-type="float">
            <text:p>1.788.767,39</text:p>
          </table:table-cell>
          <table:table-cell table:style-name="ce15" office:value-type="float" office:value="571570.49" calcext:value-type="float">
            <text:p>571.570,49</text:p>
          </table:table-cell>
          <table:table-cell table:style-name="ce15" office:value-type="float" office:value="40732982.78" calcext:value-type="float">
            <text:p>40.732.982,78</text:p>
          </table:table-cell>
          <table:table-cell table:style-name="ce15" office:value-type="float" office:value="43242462.29" calcext:value-type="float">
            <text:p>43.242.462,29</text:p>
          </table:table-cell>
          <table:table-cell table:style-name="ce15" office:value-type="float" office:value="2063728.2" calcext:value-type="float">
            <text:p>2.063.728,20</text:p>
          </table:table-cell>
          <table:table-cell table:style-name="ce15" office:value-type="float" office:value="570153267.18" calcext:value-type="float">
            <text:p>570.153.267,18</text:p>
          </table:table-cell>
          <table:table-cell table:style-name="ce15" office:value-type="float" office:value="1185008.29" calcext:value-type="float">
            <text:p>1.185.008,29</text:p>
          </table:table-cell>
          <table:table-cell table:style-name="ce23" office:value-type="float" office:value="2083419853.66" calcext:value-type="float">
            <text:p>2.083.419.853,66</text:p>
          </table:table-cell>
          <table:table-cell table:style-name="ce19" table:number-columns-repeated="2"/>
          <table:table-cell table:number-columns-repeated="993"/>
        </table:table-row>
        <table:table-row table:style-name="ro7">
          <table:table-cell table:style-name="ce8" office:value-type="string" calcext:value-type="string">
            <text:p>SUBTOTAL [A]</text:p>
          </table:table-cell>
          <table:table-cell table:style-name="ce16" office:value-type="float" office:value="66690198.53" calcext:value-type="float">
            <text:p>66.690.198,53</text:p>
          </table:table-cell>
          <table:table-cell table:style-name="ce16" office:value-type="float" office:value="331322333.16" calcext:value-type="float">
            <text:p>331.322.333,16</text:p>
          </table:table-cell>
          <table:table-cell table:style-name="ce16" office:value-type="float" office:value="1146963369.67" calcext:value-type="float">
            <text:p>1.146.963.369,67</text:p>
          </table:table-cell>
          <table:table-cell table:style-name="ce16" office:value-type="float" office:value="74430024.14" calcext:value-type="float">
            <text:p>74.430.024,14</text:p>
          </table:table-cell>
          <table:table-cell table:style-name="ce16" office:value-type="float" office:value="1758676269.79" calcext:value-type="float">
            <text:p>1.758.676.269,79</text:p>
          </table:table-cell>
          <table:table-cell table:style-name="ce16" office:value-type="float" office:value="1388010841.35" calcext:value-type="float">
            <text:p>1.388.010.841,35</text:p>
          </table:table-cell>
          <table:table-cell table:style-name="ce16" office:value-type="float" office:value="9071249877.63" calcext:value-type="float">
            <text:p>9.071.249.877,63</text:p>
          </table:table-cell>
          <table:table-cell table:style-name="ce16" office:value-type="float" office:value="1774309470.61" calcext:value-type="float">
            <text:p>1.774.309.470,61</text:p>
          </table:table-cell>
          <table:table-cell table:style-name="ce16" office:value-type="float" office:value="1329708340.38" calcext:value-type="float">
            <text:p>1.329.708.340,38</text:p>
          </table:table-cell>
          <table:table-cell table:style-name="ce16" office:value-type="float" office:value="695654118.63" calcext:value-type="float">
            <text:p>695.654.118,63</text:p>
          </table:table-cell>
          <table:table-cell table:style-name="ce16" office:value-type="float" office:value="6562908791.08" calcext:value-type="float">
            <text:p>6.562.908.791,08</text:p>
          </table:table-cell>
          <table:table-cell table:style-name="ce16" office:value-type="float" office:value="583832234.32" calcext:value-type="float">
            <text:p>583.832.234,32</text:p>
          </table:table-cell>
          <table:table-cell table:style-name="ce16" office:value-type="float" office:value="854445885.2" calcext:value-type="float">
            <text:p>854.445.885,20</text:p>
          </table:table-cell>
          <table:table-cell table:style-name="ce16" office:value-type="float" office:value="797232591.32" calcext:value-type="float">
            <text:p>797.232.591,32</text:p>
          </table:table-cell>
          <table:table-cell table:style-name="ce16" office:value-type="float" office:value="382653383.92" calcext:value-type="float">
            <text:p>382.653.383,92</text:p>
          </table:table-cell>
          <table:table-cell table:style-name="ce16" office:value-type="float" office:value="1928931726.17" calcext:value-type="float">
            <text:p>1.928.931.726,17</text:p>
          </table:table-cell>
          <table:table-cell table:style-name="ce16" office:value-type="float" office:value="233130486.75" calcext:value-type="float">
            <text:p>233.130.486,75</text:p>
          </table:table-cell>
          <table:table-cell table:style-name="ce16" office:value-type="float" office:value="4602608883.01" calcext:value-type="float">
            <text:p>4.602.608.883,01</text:p>
          </table:table-cell>
          <table:table-cell table:style-name="ce16" office:value-type="float" office:value="17937672086.17" calcext:value-type="float">
            <text:p>17.937.672.086,17</text:p>
          </table:table-cell>
          <table:table-cell table:style-name="ce16" office:value-type="float" office:value="365797034.2" calcext:value-type="float">
            <text:p>365.797.034,20</text:p>
          </table:table-cell>
          <table:table-cell table:style-name="ce16" office:value-type="float" office:value="240987346.18" calcext:value-type="float">
            <text:p>240.987.346,18</text:p>
          </table:table-cell>
          <table:table-cell table:style-name="ce16" office:value-type="float" office:value="66483729.48" calcext:value-type="float">
            <text:p>66.483.729,48</text:p>
          </table:table-cell>
          <table:table-cell table:style-name="ce16" office:value-type="float" office:value="4562382269.85" calcext:value-type="float">
            <text:p>4.562.382.269,85</text:p>
          </table:table-cell>
          <table:table-cell table:style-name="ce16" office:value-type="float" office:value="5482547618.65" calcext:value-type="float">
            <text:p>5.482.547.618,65</text:p>
          </table:table-cell>
          <table:table-cell table:style-name="ce16" office:value-type="float" office:value="276739658.27" calcext:value-type="float">
            <text:p>276.739.658,27</text:p>
          </table:table-cell>
          <table:table-cell table:style-name="ce16" office:value-type="float" office:value="40299988108.93" calcext:value-type="float">
            <text:p>40.299.988.108,93</text:p>
          </table:table-cell>
          <table:table-cell table:style-name="ce16" office:value-type="float" office:value="143975273.96" calcext:value-type="float">
            <text:p>143.975.273,96</text:p>
          </table:table-cell>
          <table:table-cell table:style-name="ce24" office:value-type="float" office:value="102959331951.35" calcext:value-type="float">
            <text:p>102.959.331.951,35</text:p>
          </table:table-cell>
          <table:table-cell table:style-name="ce19"/>
          <table:table-cell table:style-name="ce28" table:number-columns-repeated="994"/>
        </table:table-row>
        <table:table-row table:style-name="ro4">
          <table:table-cell table:style-name="ce9" office:value-type="string" calcext:value-type="string">
            <text:p>RECEITA PREVIDENCIÁRIA [B]</text:p>
          </table:table-cell>
          <table:table-cell table:style-name="ce17" office:value-type="float" office:value="68668194.6262204" calcext:value-type="float">
            <text:p>68.668.194,63</text:p>
          </table:table-cell>
          <table:table-cell table:style-name="ce17" office:value-type="float" office:value="215282422.443332" calcext:value-type="float">
            <text:p>215.282.422,44</text:p>
          </table:table-cell>
          <table:table-cell table:style-name="ce17" office:value-type="float" office:value="422729244.779072" calcext:value-type="float">
            <text:p>422.729.244,78</text:p>
          </table:table-cell>
          <table:table-cell table:style-name="ce17" office:value-type="float" office:value="48658982.1825765" calcext:value-type="float">
            <text:p>48.658.982,18</text:p>
          </table:table-cell>
          <table:table-cell table:style-name="ce17" office:value-type="float" office:value="1280723052.48241" calcext:value-type="float">
            <text:p>1.280.723.052,48</text:p>
          </table:table-cell>
          <table:table-cell table:style-name="ce17" office:value-type="float" office:value="884545121.82795" calcext:value-type="float">
            <text:p>884.545.121,83</text:p>
          </table:table-cell>
          <table:table-cell table:style-name="ce17" office:value-type="float" office:value="1573095036.76555" calcext:value-type="float">
            <text:p>1.573.095.036,77</text:p>
          </table:table-cell>
          <table:table-cell table:style-name="ce17" office:value-type="float" office:value="655660134.541308" calcext:value-type="float">
            <text:p>655.660.134,54</text:p>
          </table:table-cell>
          <table:table-cell table:style-name="ce17" office:value-type="float" office:value="833136643.984243" calcext:value-type="float">
            <text:p>833.136.643,98</text:p>
          </table:table-cell>
          <table:table-cell table:style-name="ce17" office:value-type="float" office:value="375569243.900747" calcext:value-type="float">
            <text:p>375.569.243,90</text:p>
          </table:table-cell>
          <table:table-cell table:style-name="ce17" office:value-type="float" office:value="3464969491.95271" calcext:value-type="float">
            <text:p>3.464.969.491,95</text:p>
          </table:table-cell>
          <table:table-cell table:style-name="ce17" office:value-type="float" office:value="397428423.574145" calcext:value-type="float">
            <text:p>397.428.423,57</text:p>
          </table:table-cell>
          <table:table-cell table:style-name="ce17" office:value-type="float" office:value="603262979.861168" calcext:value-type="float">
            <text:p>603.262.979,86</text:p>
          </table:table-cell>
          <table:table-cell table:style-name="ce17" office:value-type="float" office:value="634863641.379324" calcext:value-type="float">
            <text:p>634.863.641,38</text:p>
          </table:table-cell>
          <table:table-cell table:style-name="ce17" office:value-type="float" office:value="338748477.144808" calcext:value-type="float">
            <text:p>338.748.477,14</text:p>
          </table:table-cell>
          <table:table-cell table:style-name="ce17" office:value-type="float" office:value="828605452.230971" calcext:value-type="float">
            <text:p>828.605.452,23</text:p>
          </table:table-cell>
          <table:table-cell table:style-name="ce17" office:value-type="float" office:value="234909708.694762" calcext:value-type="float">
            <text:p>234.909.708,69</text:p>
          </table:table-cell>
          <table:table-cell table:style-name="ce17" office:value-type="float" office:value="2350084240.45058" calcext:value-type="float">
            <text:p>2.350.084.240,45</text:p>
          </table:table-cell>
          <table:table-cell table:style-name="ce17" office:value-type="float" office:value="3756027954.23164" calcext:value-type="float">
            <text:p>3.756.027.954,23</text:p>
          </table:table-cell>
          <table:table-cell table:style-name="ce17" office:value-type="float" office:value="297655692.191985" calcext:value-type="float">
            <text:p>297.655.692,19</text:p>
          </table:table-cell>
          <table:table-cell table:style-name="ce17" office:value-type="float" office:value="164707299.970577" calcext:value-type="float">
            <text:p>164.707.299,97</text:p>
          </table:table-cell>
          <table:table-cell table:style-name="ce17" office:value-type="float" office:value="60790526.504371" calcext:value-type="float">
            <text:p>60.790.526,50</text:p>
          </table:table-cell>
          <table:table-cell table:style-name="ce17" office:value-type="float" office:value="2320075019.45532" calcext:value-type="float">
            <text:p>2.320.075.019,46</text:p>
          </table:table-cell>
          <table:table-cell table:style-name="ce17" office:value-type="float" office:value="2005507513.79668" calcext:value-type="float">
            <text:p>2.005.507.513,80</text:p>
          </table:table-cell>
          <table:table-cell table:style-name="ce17" office:value-type="float" office:value="213162016.882085" calcext:value-type="float">
            <text:p>213.162.016,88</text:p>
          </table:table-cell>
          <table:table-cell table:style-name="ce17" office:value-type="float" office:value="14750272296.4523" calcext:value-type="float">
            <text:p>14.750.272.296,45</text:p>
          </table:table-cell>
          <table:table-cell table:style-name="ce17" office:value-type="float" office:value="157457839.353192" calcext:value-type="float">
            <text:p>157.457.839,35</text:p>
          </table:table-cell>
          <table:table-cell table:style-name="ce25" office:value-type="float" office:value="38936596651.66" calcext:value-type="float">
            <text:p>38.936.596.651,66</text:p>
          </table:table-cell>
          <table:table-cell table:style-name="ce19"/>
          <table:table-cell table:style-name="ce28" table:number-columns-repeated="994"/>
        </table:table-row>
        <table:table-row table:style-name="ro7">
          <table:table-cell table:style-name="ce8" office:value-type="string" calcext:value-type="string">
            <text:p>ADMINISTRADAS PELA RFB [C]=[A]+[B]</text:p>
          </table:table-cell>
          <table:table-cell table:style-name="ce16" office:value-type="float" office:value="135358393.15622" calcext:value-type="float">
            <text:p>135.358.393,16</text:p>
          </table:table-cell>
          <table:table-cell table:style-name="ce16" office:value-type="float" office:value="546604755.603332" calcext:value-type="float">
            <text:p>546.604.755,60</text:p>
          </table:table-cell>
          <table:table-cell table:style-name="ce16" office:value-type="float" office:value="1569692614.44907" calcext:value-type="float">
            <text:p>1.569.692.614,45</text:p>
          </table:table-cell>
          <table:table-cell table:style-name="ce16" office:value-type="float" office:value="123089006.322576" calcext:value-type="float">
            <text:p>123.089.006,32</text:p>
          </table:table-cell>
          <table:table-cell table:style-name="ce16" office:value-type="float" office:value="3039399322.27241" calcext:value-type="float">
            <text:p>3.039.399.322,27</text:p>
          </table:table-cell>
          <table:table-cell table:style-name="ce16" office:value-type="float" office:value="2272555963.17795" calcext:value-type="float">
            <text:p>2.272.555.963,18</text:p>
          </table:table-cell>
          <table:table-cell table:style-name="ce16" office:value-type="float" office:value="10644344914.3956" calcext:value-type="float">
            <text:p>10.644.344.914,40</text:p>
          </table:table-cell>
          <table:table-cell table:style-name="ce16" office:value-type="float" office:value="2429969605.15131" calcext:value-type="float">
            <text:p>2.429.969.605,15</text:p>
          </table:table-cell>
          <table:table-cell table:style-name="ce16" office:value-type="float" office:value="2162844984.36424" calcext:value-type="float">
            <text:p>2.162.844.984,36</text:p>
          </table:table-cell>
          <table:table-cell table:style-name="ce16" office:value-type="float" office:value="1071223362.53075" calcext:value-type="float">
            <text:p>1.071.223.362,53</text:p>
          </table:table-cell>
          <table:table-cell table:style-name="ce16" office:value-type="float" office:value="10027878283.0327" calcext:value-type="float">
            <text:p>10.027.878.283,03</text:p>
          </table:table-cell>
          <table:table-cell table:style-name="ce16" office:value-type="float" office:value="981260657.894145" calcext:value-type="float">
            <text:p>981.260.657,89</text:p>
          </table:table-cell>
          <table:table-cell table:style-name="ce16" office:value-type="float" office:value="1457708865.06117" calcext:value-type="float">
            <text:p>1.457.708.865,06</text:p>
          </table:table-cell>
          <table:table-cell table:style-name="ce16" office:value-type="float" office:value="1432096232.69932" calcext:value-type="float">
            <text:p>1.432.096.232,70</text:p>
          </table:table-cell>
          <table:table-cell table:style-name="ce16" office:value-type="float" office:value="721401861.064808" calcext:value-type="float">
            <text:p>721.401.861,06</text:p>
          </table:table-cell>
          <table:table-cell table:style-name="ce16" office:value-type="float" office:value="2757537178.40097" calcext:value-type="float">
            <text:p>2.757.537.178,40</text:p>
          </table:table-cell>
          <table:table-cell table:style-name="ce16" office:value-type="float" office:value="468040195.444762" calcext:value-type="float">
            <text:p>468.040.195,44</text:p>
          </table:table-cell>
          <table:table-cell table:style-name="ce16" office:value-type="float" office:value="6952693123.46059" calcext:value-type="float">
            <text:p>6.952.693.123,46</text:p>
          </table:table-cell>
          <table:table-cell table:style-name="ce16" office:value-type="float" office:value="21693700040.4016" calcext:value-type="float">
            <text:p>21.693.700.040,40</text:p>
          </table:table-cell>
          <table:table-cell table:style-name="ce16" office:value-type="float" office:value="663452726.391986" calcext:value-type="float">
            <text:p>663.452.726,39</text:p>
          </table:table-cell>
          <table:table-cell table:style-name="ce16" office:value-type="float" office:value="405694646.150577" calcext:value-type="float">
            <text:p>405.694.646,15</text:p>
          </table:table-cell>
          <table:table-cell table:style-name="ce16" office:value-type="float" office:value="127274255.984371" calcext:value-type="float">
            <text:p>127.274.255,98</text:p>
          </table:table-cell>
          <table:table-cell table:style-name="ce16" office:value-type="float" office:value="6882457289.30532" calcext:value-type="float">
            <text:p>6.882.457.289,31</text:p>
          </table:table-cell>
          <table:table-cell table:style-name="ce16" office:value-type="float" office:value="7488055132.44668" calcext:value-type="float">
            <text:p>7.488.055.132,45</text:p>
          </table:table-cell>
          <table:table-cell table:style-name="ce16" office:value-type="float" office:value="489901675.152085" calcext:value-type="float">
            <text:p>489.901.675,15</text:p>
          </table:table-cell>
          <table:table-cell table:style-name="ce16" office:value-type="float" office:value="55050260405.3823" calcext:value-type="float">
            <text:p>55.050.260.405,38</text:p>
          </table:table-cell>
          <table:table-cell table:style-name="ce16" office:value-type="float" office:value="301433113.313192" calcext:value-type="float">
            <text:p>301.433.113,31</text:p>
          </table:table-cell>
          <table:table-cell table:style-name="ce24" office:value-type="float" office:value="141895928603.01" calcext:value-type="float">
            <text:p>141.895.928.603,01</text:p>
          </table:table-cell>
          <table:table-cell table:style-name="ce19"/>
          <table:table-cell table:style-name="ce28" table:number-columns-repeated="994"/>
        </table:table-row>
        <table:table-row table:style-name="ro6">
          <table:table-cell table:style-name="ce9" office:value-type="string" calcext:value-type="string">
            <text:p>ADMINISTRADAS POR OUTROS ÓRGÃOS [D]</text:p>
          </table:table-cell>
          <table:table-cell table:style-name="ce18" office:value-type="float" office:value="979579.853765133" calcext:value-type="float">
            <text:p>979.579,85</text:p>
          </table:table-cell>
          <table:table-cell table:style-name="ce18" office:value-type="float" office:value="4989640.5928359" calcext:value-type="float">
            <text:p>4.989.640,59</text:p>
          </table:table-cell>
          <table:table-cell table:style-name="ce18" office:value-type="float" office:value="5816342.34247562" calcext:value-type="float">
            <text:p>5.816.342,34</text:p>
          </table:table-cell>
          <table:table-cell table:style-name="ce18" office:value-type="float" office:value="752220.377801422" calcext:value-type="float">
            <text:p>752.220,38</text:p>
          </table:table-cell>
          <table:table-cell table:style-name="ce18" office:value-type="float" office:value="13662099.8414057" calcext:value-type="float">
            <text:p>13.662.099,84</text:p>
          </table:table-cell>
          <table:table-cell table:style-name="ce18" office:value-type="float" office:value="12947261.7303545" calcext:value-type="float">
            <text:p>12.947.261,73</text:p>
          </table:table-cell>
          <table:table-cell table:style-name="ce18" office:value-type="float" office:value="11845332.9441206" calcext:value-type="float">
            <text:p>11.845.332,94</text:p>
          </table:table-cell>
          <table:table-cell table:style-name="ce18" office:value-type="float" office:value="9359769.58741382" calcext:value-type="float">
            <text:p>9.359.769,59</text:p>
          </table:table-cell>
          <table:table-cell table:style-name="ce18" office:value-type="float" office:value="12000015.2449147" calcext:value-type="float">
            <text:p>12.000.015,24</text:p>
          </table:table-cell>
          <table:table-cell table:style-name="ce18" office:value-type="float" office:value="4560046.70519071" calcext:value-type="float">
            <text:p>4.560.046,71</text:p>
          </table:table-cell>
          <table:table-cell table:style-name="ce18" office:value-type="float" office:value="51514287.3809825" calcext:value-type="float">
            <text:p>51.514.287,38</text:p>
          </table:table-cell>
          <table:table-cell table:style-name="ce18" office:value-type="float" office:value="5638568.06491434" calcext:value-type="float">
            <text:p>5.638.568,06</text:p>
          </table:table-cell>
          <table:table-cell table:style-name="ce18" office:value-type="float" office:value="16152445.6597806" calcext:value-type="float">
            <text:p>16.152.445,66</text:p>
          </table:table-cell>
          <table:table-cell table:style-name="ce18" office:value-type="float" office:value="9612188.17945485" calcext:value-type="float">
            <text:p>9.612.188,18</text:p>
          </table:table-cell>
          <table:table-cell table:style-name="ce18" office:value-type="float" office:value="4628394.49337557" calcext:value-type="float">
            <text:p>4.628.394,49</text:p>
          </table:table-cell>
          <table:table-cell table:style-name="ce18" office:value-type="float" office:value="17376051.6982696" calcext:value-type="float">
            <text:p>17.376.051,70</text:p>
          </table:table-cell>
          <table:table-cell table:style-name="ce18" office:value-type="float" office:value="2143612.06957307" calcext:value-type="float">
            <text:p>2.143.612,07</text:p>
          </table:table-cell>
          <table:table-cell table:style-name="ce18" office:value-type="float" office:value="171439634.766274" calcext:value-type="float">
            <text:p>171.439.634,77</text:p>
          </table:table-cell>
          <table:table-cell table:style-name="ce18" office:value-type="float" office:value="3884819345.44485" calcext:value-type="float">
            <text:p>3.884.819.345,44</text:p>
          </table:table-cell>
          <table:table-cell table:style-name="ce18" office:value-type="float" office:value="14441943.8942252" calcext:value-type="float">
            <text:p>14.441.943,89</text:p>
          </table:table-cell>
          <table:table-cell table:style-name="ce18" office:value-type="float" office:value="2486489.09524423" calcext:value-type="float">
            <text:p>2.486.489,10</text:p>
          </table:table-cell>
          <table:table-cell table:style-name="ce18" office:value-type="float" office:value="686688.98357034" calcext:value-type="float">
            <text:p>686.688,98</text:p>
          </table:table-cell>
          <table:table-cell table:style-name="ce18" office:value-type="float" office:value="29717439.3082324" calcext:value-type="float">
            <text:p>29.717.439,31</text:p>
          </table:table-cell>
          <table:table-cell table:style-name="ce18" office:value-type="float" office:value="21409056.4337468" calcext:value-type="float">
            <text:p>21.409.056,43</text:p>
          </table:table-cell>
          <table:table-cell table:style-name="ce18" office:value-type="float" office:value="3322729.76950505" calcext:value-type="float">
            <text:p>3.322.729,77</text:p>
          </table:table-cell>
          <table:table-cell table:style-name="ce18" office:value-type="float" office:value="248604361.466938" calcext:value-type="float">
            <text:p>248.604.361,47</text:p>
          </table:table-cell>
          <table:table-cell table:style-name="ce18" office:value-type="float" office:value="5838669.80078167" calcext:value-type="float">
            <text:p>5.838.669,80</text:p>
          </table:table-cell>
          <table:table-cell table:style-name="ce26" office:value-type="float" office:value="4566744215.73" calcext:value-type="float">
            <text:p>4.566.744.215,73</text:p>
          </table:table-cell>
          <table:table-cell table:style-name="ce19"/>
          <table:table-cell table:style-name="ce28" table:number-columns-repeated="994"/>
        </table:table-row>
        <table:table-row table:style-name="ro8">
          <table:table-cell table:style-name="ce8" office:value-type="string" calcext:value-type="string">
            <text:p>TOTAL GERAL <text:s text:c="2"/>[E]=[C]+[D]</text:p>
          </table:table-cell>
          <table:table-cell table:style-name="ce16" office:value-type="float" office:value="136337973.009986" calcext:value-type="float">
            <text:p>136.337.973,01</text:p>
          </table:table-cell>
          <table:table-cell table:style-name="ce16" office:value-type="float" office:value="551594396.196168" calcext:value-type="float">
            <text:p>551.594.396,20</text:p>
          </table:table-cell>
          <table:table-cell table:style-name="ce16" office:value-type="float" office:value="1575508956.79155" calcext:value-type="float">
            <text:p>1.575.508.956,79</text:p>
          </table:table-cell>
          <table:table-cell table:style-name="ce16" office:value-type="float" office:value="123841226.700378" calcext:value-type="float">
            <text:p>123.841.226,70</text:p>
          </table:table-cell>
          <table:table-cell table:style-name="ce16" office:value-type="float" office:value="3053061422.11381" calcext:value-type="float">
            <text:p>3.053.061.422,11</text:p>
          </table:table-cell>
          <table:table-cell table:style-name="ce16" office:value-type="float" office:value="2285503224.9083" calcext:value-type="float">
            <text:p>2.285.503.224,91</text:p>
          </table:table-cell>
          <table:table-cell table:style-name="ce16" office:value-type="float" office:value="10656190247.3397" calcext:value-type="float">
            <text:p>10.656.190.247,34</text:p>
          </table:table-cell>
          <table:table-cell table:style-name="ce16" office:value-type="float" office:value="2439329374.73872" calcext:value-type="float">
            <text:p>2.439.329.374,74</text:p>
          </table:table-cell>
          <table:table-cell table:style-name="ce16" office:value-type="float" office:value="2174844999.60916" calcext:value-type="float">
            <text:p>2.174.844.999,61</text:p>
          </table:table-cell>
          <table:table-cell table:style-name="ce16" office:value-type="float" office:value="1075783409.23594" calcext:value-type="float">
            <text:p>1.075.783.409,24</text:p>
          </table:table-cell>
          <table:table-cell table:style-name="ce16" office:value-type="float" office:value="10079392570.4137" calcext:value-type="float">
            <text:p>10.079.392.570,41</text:p>
          </table:table-cell>
          <table:table-cell table:style-name="ce16" office:value-type="float" office:value="986899225.95906" calcext:value-type="float">
            <text:p>986.899.225,96</text:p>
          </table:table-cell>
          <table:table-cell table:style-name="ce16" office:value-type="float" office:value="1473861310.72095" calcext:value-type="float">
            <text:p>1.473.861.310,72</text:p>
          </table:table-cell>
          <table:table-cell table:style-name="ce16" office:value-type="float" office:value="1441708420.87878" calcext:value-type="float">
            <text:p>1.441.708.420,88</text:p>
          </table:table-cell>
          <table:table-cell table:style-name="ce16" office:value-type="float" office:value="726030255.558184" calcext:value-type="float">
            <text:p>726.030.255,56</text:p>
          </table:table-cell>
          <table:table-cell table:style-name="ce16" office:value-type="float" office:value="2774913230.09924" calcext:value-type="float">
            <text:p>2.774.913.230,10</text:p>
          </table:table-cell>
          <table:table-cell table:style-name="ce16" office:value-type="float" office:value="470183807.514335" calcext:value-type="float">
            <text:p>470.183.807,51</text:p>
          </table:table-cell>
          <table:table-cell table:style-name="ce16" office:value-type="float" office:value="7124132758.22686" calcext:value-type="float">
            <text:p>7.124.132.758,23</text:p>
          </table:table-cell>
          <table:table-cell table:style-name="ce16" office:value-type="float" office:value="25578519385.8465" calcext:value-type="float">
            <text:p>25.578.519.385,85</text:p>
          </table:table-cell>
          <table:table-cell table:style-name="ce16" office:value-type="float" office:value="677894670.286211" calcext:value-type="float">
            <text:p>677.894.670,29</text:p>
          </table:table-cell>
          <table:table-cell table:style-name="ce16" office:value-type="float" office:value="408181135.245821" calcext:value-type="float">
            <text:p>408.181.135,25</text:p>
          </table:table-cell>
          <table:table-cell table:style-name="ce16" office:value-type="float" office:value="127960944.967941" calcext:value-type="float">
            <text:p>127.960.944,97</text:p>
          </table:table-cell>
          <table:table-cell table:style-name="ce16" office:value-type="float" office:value="6912174728.61355" calcext:value-type="float">
            <text:p>6.912.174.728,61</text:p>
          </table:table-cell>
          <table:table-cell table:style-name="ce16" office:value-type="float" office:value="7509464188.88043" calcext:value-type="float">
            <text:p>7.509.464.188,88</text:p>
          </table:table-cell>
          <table:table-cell table:style-name="ce16" office:value-type="float" office:value="493224404.92159" calcext:value-type="float">
            <text:p>493.224.404,92</text:p>
          </table:table-cell>
          <table:table-cell table:style-name="ce16" office:value-type="float" office:value="55298864766.8492" calcext:value-type="float">
            <text:p>55.298.864.766,85</text:p>
          </table:table-cell>
          <table:table-cell table:style-name="ce16" office:value-type="float" office:value="307271783.113974" calcext:value-type="float">
            <text:p>307.271.783,11</text:p>
          </table:table-cell>
          <table:table-cell table:style-name="ce24" office:value-type="float" office:value="146462672818.74" calcext:value-type="float">
            <text:p>146.462.672.818,74</text:p>
          </table:table-cell>
          <table:table-cell table:style-name="ce19"/>
          <table:table-cell table:style-name="ce28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1" table:number-columns-repeated="28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7"/>
          <table:table-cell table:number-columns-repeated="99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1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2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Marcos Antonio Porto Martins</meta:initial-creator>
    <meta:creation-date>2021-09-24T12:25:28Z</meta:creation-date>
    <dc:date>2021-10-26T18:12:06.662000000</dc:date>
    <meta:editing-duration>PT1M4S</meta:editing-duration>
    <meta:editing-cycles>1</meta:editing-cycles>
    <meta:document-statistic meta:table-count="1" meta:cell-count="1105" meta:object-count="1"/>
  </office:meta>
</office:document-meta>
</file>